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60000069446C0FA9585CEB83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6840b"/>
    </style:style>
    <style:style style:name="P3" style:family="paragraph" style:parent-style-name="Standard">
      <style:paragraph-properties fo:text-align="center" style:justify-single-word="false"/>
      <style:text-properties officeooo:paragraph-rsid="002cf6bd"/>
    </style:style>
    <style:style style:name="P4" style:family="paragraph" style:parent-style-name="Standard">
      <style:paragraph-properties fo:text-align="center" style:justify-single-word="false"/>
      <style:text-properties officeooo:paragraph-rsid="002efe9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8e7f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6840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cf6b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efe9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30158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359fc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officeooo:paragraph-rsid="0008e7fb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officeooo:paragraph-rsid="0026840b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officeooo:paragraph-rsid="002cf6bd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officeooo:paragraph-rsid="002efe91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officeooo:paragraph-rsid="00301586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officeooo:paragraph-rsid="00359fcd" style:font-size-asian="10pt" style:font-size-complex="10pt"/>
    </style:style>
    <style:style style:name="P17" style:family="paragraph" style:parent-style-name="Standard">
      <style:text-properties style:font-name="Times New Roman" fo:font-size="10pt" officeooo:paragraph-rsid="0008e7fb" style:font-size-asian="10pt" style:font-size-complex="10pt"/>
    </style:style>
    <style:style style:name="P18" style:family="paragraph" style:parent-style-name="Standard">
      <style:text-properties style:font-name="Times New Roman" fo:font-size="10pt" officeooo:paragraph-rsid="0026840b" style:font-size-asian="10pt" style:font-size-complex="10pt"/>
    </style:style>
    <style:style style:name="P19" style:family="paragraph" style:parent-style-name="Standard">
      <style:text-properties style:font-name="Times New Roman" fo:font-size="10pt" officeooo:paragraph-rsid="002cf6bd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2efe91" style:font-size-asian="10pt" style:font-size-complex="10pt"/>
    </style:style>
    <style:style style:name="P21" style:family="paragraph" style:parent-style-name="Standard">
      <style:text-properties style:font-name="Times New Roman" fo:font-size="10pt" officeooo:paragraph-rsid="00301586" style:font-size-asian="10pt" style:font-size-complex="10pt"/>
    </style:style>
    <style:style style:name="P22" style:family="paragraph" style:parent-style-name="Standard">
      <style:text-properties style:font-name="Times New Roman" fo:font-size="10pt" officeooo:paragraph-rsid="00303d53" style:font-size-asian="10pt" style:font-size-complex="10pt"/>
    </style:style>
    <style:style style:name="P23" style:family="paragraph" style:parent-style-name="Standard">
      <style:text-properties style:font-name="Times New Roman" fo:font-size="10pt" officeooo:paragraph-rsid="00359fcd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0pt" officeooo:paragraph-rsid="0031335d" fo:background-color="transparent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0pt" officeooo:paragraph-rsid="0031faea" fo:background-color="transparent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2pt" officeooo:paragraph-rsid="0008e7f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officeooo:paragraph-rsid="0026840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officeooo:paragraph-rsid="002cf6b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officeooo:paragraph-rsid="002efe91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officeooo:paragraph-rsid="00301586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2pt" officeooo:paragraph-rsid="00359fcd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officeooo:rsid="0019b019" officeooo:paragraph-rsid="0026840b" style:font-size-asian="12pt" style:font-size-complex="12pt"/>
    </style:style>
    <style:style style:name="P33" style:family="paragraph" style:parent-style-name="Standard">
      <style:text-properties style:font-name="Times New Roman" fo:font-size="8pt" officeooo:rsid="0019b019" officeooo:paragraph-rsid="0008e7fb" style:font-size-asian="7pt" style:font-size-complex="8pt"/>
    </style:style>
    <style:style style:name="P34" style:family="paragraph" style:parent-style-name="Standard">
      <style:text-properties style:font-name="Times New Roman" fo:font-size="8pt" officeooo:rsid="0019b019" officeooo:paragraph-rsid="0026840b" style:font-size-asian="7pt" style:font-size-complex="8pt"/>
    </style:style>
    <style:style style:name="P35" style:family="paragraph" style:parent-style-name="Standard">
      <style:text-properties style:font-name="Times New Roman" fo:font-size="8pt" officeooo:rsid="0019b019" officeooo:paragraph-rsid="002cf6bd" style:font-size-asian="7pt" style:font-size-complex="8pt"/>
    </style:style>
    <style:style style:name="P36" style:family="paragraph" style:parent-style-name="Standard">
      <style:text-properties style:font-name="Times New Roman" fo:font-size="8pt" officeooo:rsid="0019b019" officeooo:paragraph-rsid="002efe91" style:font-size-asian="7pt" style:font-size-complex="8pt"/>
    </style:style>
    <style:style style:name="P37" style:family="paragraph" style:parent-style-name="Standard">
      <style:text-properties style:font-name="Times New Roman" fo:font-size="8pt" officeooo:rsid="0019b019" officeooo:paragraph-rsid="00301586" style:font-size-asian="7pt" style:font-size-complex="8pt"/>
    </style:style>
    <style:style style:name="P38" style:family="paragraph" style:parent-style-name="Standard">
      <style:text-properties style:font-name="Times New Roman" fo:font-size="8pt" officeooo:rsid="0019b019" officeooo:paragraph-rsid="00359fcd" style:font-size-asian="7pt" style:font-size-complex="8pt"/>
    </style:style>
    <style:style style:name="P39" style:family="paragraph" style:parent-style-name="Standard">
      <style:paragraph-properties fo:text-align="center" style:justify-single-word="false"/>
      <style:text-properties style:font-name="Times New Roman" officeooo:paragraph-rsid="0008e7fb"/>
    </style:style>
    <style:style style:name="P40" style:family="paragraph" style:parent-style-name="Standard">
      <style:paragraph-properties fo:text-align="center" style:justify-single-word="false"/>
      <style:text-properties style:font-name="Times New Roman" officeooo:paragraph-rsid="0026840b"/>
    </style:style>
    <style:style style:name="P41" style:family="paragraph" style:parent-style-name="Standard">
      <style:paragraph-properties fo:text-align="center" style:justify-single-word="false"/>
      <style:text-properties style:font-name="Times New Roman" officeooo:paragraph-rsid="002cf6bd"/>
    </style:style>
    <style:style style:name="P42" style:family="paragraph" style:parent-style-name="Standard">
      <style:paragraph-properties fo:text-align="center" style:justify-single-word="false"/>
      <style:text-properties style:font-name="Times New Roman" officeooo:paragraph-rsid="002efe91"/>
    </style:style>
    <style:style style:name="P43" style:family="paragraph" style:parent-style-name="Standard">
      <style:paragraph-properties fo:text-align="center" style:justify-single-word="false"/>
      <style:text-properties style:font-name="Times New Roman" officeooo:paragraph-rsid="00301586"/>
    </style:style>
    <style:style style:name="P44" style:family="paragraph" style:parent-style-name="Standard">
      <style:paragraph-properties fo:text-align="center" style:justify-single-word="false"/>
      <style:text-properties style:font-name="Times New Roman" officeooo:paragraph-rsid="00359fcd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1pt" officeooo:paragraph-rsid="0008e7fb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1pt" officeooo:paragraph-rsid="0026840b" style:font-size-asian="11pt" style:font-size-complex="11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1pt" officeooo:paragraph-rsid="002cf6bd" style:font-size-asian="11pt" style:font-size-complex="11pt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1pt" officeooo:paragraph-rsid="002efe91" style:font-size-asian="11pt" style:font-size-complex="11pt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1pt" officeooo:paragraph-rsid="00301586" style:font-size-asian="11pt" style:font-size-complex="11pt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1pt" officeooo:paragraph-rsid="00359fcd" style:font-size-asian="11pt" style:font-size-complex="11pt"/>
    </style:style>
    <style:style style:name="P51" style:family="paragraph" style:parent-style-name="Standard">
      <style:text-properties style:font-name="Times New Roman" fo:font-size="11pt" officeooo:paragraph-rsid="0008e7fb" style:font-size-asian="11pt" style:font-size-complex="11pt"/>
    </style:style>
    <style:style style:name="P52" style:family="paragraph" style:parent-style-name="Standard">
      <style:text-properties style:font-name="Times New Roman" fo:font-size="11pt" officeooo:paragraph-rsid="0026840b" style:font-size-asian="11pt" style:font-size-complex="11pt"/>
    </style:style>
    <style:style style:name="P53" style:family="paragraph" style:parent-style-name="Standard">
      <style:text-properties style:font-name="Times New Roman" fo:font-size="11pt" officeooo:paragraph-rsid="002cf6bd" style:font-size-asian="11pt" style:font-size-complex="11pt"/>
    </style:style>
    <style:style style:name="P54" style:family="paragraph" style:parent-style-name="Standard">
      <style:text-properties style:font-name="Times New Roman" fo:font-size="11pt" officeooo:paragraph-rsid="002efe91" style:font-size-asian="11pt" style:font-size-complex="11pt"/>
    </style:style>
    <style:style style:name="P55" style:family="paragraph" style:parent-style-name="Standard">
      <style:text-properties style:font-name="Times New Roman" fo:font-size="11pt" officeooo:paragraph-rsid="00301586" style:font-size-asian="11pt" style:font-size-complex="11pt"/>
    </style:style>
    <style:style style:name="P56" style:family="paragraph" style:parent-style-name="Standard">
      <style:text-properties style:font-name="Times New Roman" fo:font-size="11pt" officeooo:paragraph-rsid="00359fcd" style:font-size-asian="11pt" style:font-size-complex="11pt"/>
    </style:style>
    <style:style style:name="P57" style:family="paragraph" style:parent-style-name="Standard">
      <style:paragraph-properties fo:text-align="center" style:justify-single-word="false"/>
      <style:text-properties style:font-name="Times New Roman" officeooo:paragraph-rsid="0008e7fb" fo:background-color="transparent"/>
    </style:style>
    <style:style style:name="P58" style:family="paragraph" style:parent-style-name="Standard">
      <style:paragraph-properties fo:text-align="center" style:justify-single-word="false"/>
      <style:text-properties style:font-name="Times New Roman" officeooo:paragraph-rsid="0026840b" fo:background-color="transparent"/>
    </style:style>
    <style:style style:name="P59" style:family="paragraph" style:parent-style-name="Standard">
      <style:paragraph-properties fo:text-align="center" style:justify-single-word="false"/>
      <style:text-properties style:font-name="Times New Roman" officeooo:paragraph-rsid="002cf6bd" fo:background-color="transparent"/>
    </style:style>
    <style:style style:name="P60" style:family="paragraph" style:parent-style-name="Standard">
      <style:paragraph-properties fo:text-align="center" style:justify-single-word="false"/>
      <style:text-properties style:font-name="Times New Roman" officeooo:paragraph-rsid="0031335d" fo:background-color="transparent"/>
    </style:style>
    <style:style style:name="P61" style:family="paragraph" style:parent-style-name="Standard">
      <style:paragraph-properties fo:text-align="center" style:justify-single-word="false"/>
      <style:text-properties style:font-name="Times New Roman" officeooo:paragraph-rsid="0031faea" fo:background-color="transparent"/>
    </style:style>
    <style:style style:name="P62" style:family="paragraph" style:parent-style-name="Standard">
      <style:paragraph-properties fo:text-align="center" style:justify-single-word="false"/>
      <style:text-properties style:font-name="Times New Roman" officeooo:paragraph-rsid="00359fcd" fo:background-color="transparent"/>
    </style:style>
    <style:style style:name="P63" style:family="paragraph" style:parent-style-name="Standard">
      <style:text-properties style:font-name="Times New Roman" officeooo:paragraph-rsid="0008e7fb"/>
    </style:style>
    <style:style style:name="P64" style:family="paragraph" style:parent-style-name="Standard">
      <style:text-properties style:font-name="Times New Roman" officeooo:paragraph-rsid="0026840b"/>
    </style:style>
    <style:style style:name="P65" style:family="paragraph" style:parent-style-name="Standard">
      <style:text-properties style:font-name="Times New Roman" officeooo:paragraph-rsid="002cf6bd"/>
    </style:style>
    <style:style style:name="P66" style:family="paragraph" style:parent-style-name="Standard">
      <style:text-properties style:font-name="Times New Roman" officeooo:paragraph-rsid="002efe91"/>
    </style:style>
    <style:style style:name="P67" style:family="paragraph" style:parent-style-name="Standard">
      <style:text-properties style:font-name="Times New Roman" officeooo:paragraph-rsid="00301586"/>
    </style:style>
    <style:style style:name="P68" style:family="paragraph" style:parent-style-name="Standard">
      <style:text-properties style:font-name="Times New Roman" officeooo:paragraph-rsid="00359fcd"/>
    </style:style>
    <style:style style:name="P69" style:family="paragraph" style:parent-style-name="Standard">
      <style:paragraph-properties fo:text-align="center" style:justify-single-word="false"/>
      <style:text-properties fo:font-size="11pt" officeooo:paragraph-rsid="0008e7fb" style:font-size-asian="11pt" style:font-size-complex="11pt"/>
    </style:style>
    <style:style style:name="P70" style:family="paragraph" style:parent-style-name="Standard">
      <style:paragraph-properties fo:text-align="center" style:justify-single-word="false"/>
      <style:text-properties fo:font-size="11pt" officeooo:paragraph-rsid="0026840b" style:font-size-asian="11pt" style:font-size-complex="11pt"/>
    </style:style>
    <style:style style:name="P71" style:family="paragraph" style:parent-style-name="Standard">
      <style:paragraph-properties fo:text-align="center" style:justify-single-word="false"/>
      <style:text-properties fo:font-size="11pt" officeooo:paragraph-rsid="002cf6bd" style:font-size-asian="11pt" style:font-size-complex="11pt"/>
    </style:style>
    <style:style style:name="P72" style:family="paragraph" style:parent-style-name="Standard">
      <style:paragraph-properties fo:text-align="center" style:justify-single-word="false"/>
      <style:text-properties fo:font-size="11pt" officeooo:paragraph-rsid="002efe91" style:font-size-asian="11pt" style:font-size-complex="11pt"/>
    </style:style>
    <style:style style:name="P73" style:family="paragraph" style:parent-style-name="Standard">
      <style:paragraph-properties fo:text-align="center" style:justify-single-word="false"/>
      <style:text-properties fo:font-size="11pt" officeooo:paragraph-rsid="00301586" style:font-size-asian="11pt" style:font-size-complex="11pt"/>
    </style:style>
    <style:style style:name="P74" style:family="paragraph" style:parent-style-name="Standard">
      <style:paragraph-properties fo:text-align="center" style:justify-single-word="false"/>
      <style:text-properties fo:font-size="11pt" officeooo:paragraph-rsid="00359fcd" style:font-size-asian="11pt" style:font-size-complex="11pt"/>
    </style:style>
    <style:style style:name="P75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08e7fb" style:font-size-asian="18pt" style:font-weight-asian="bold" style:font-size-complex="18pt" style:font-weight-complex="bold"/>
    </style:style>
    <style:style style:name="P76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26840b" style:font-size-asian="18pt" style:font-weight-asian="bold" style:font-size-complex="18pt" style:font-weight-complex="bold"/>
    </style:style>
    <style:style style:name="P77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2cf6bd" style:font-size-asian="18pt" style:font-weight-asian="bold" style:font-size-complex="18pt" style:font-weight-complex="bold"/>
    </style:style>
    <style:style style:name="P78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2efe91" style:font-size-asian="18pt" style:font-weight-asian="bold" style:font-size-complex="18pt" style:font-weight-complex="bold"/>
    </style:style>
    <style:style style:name="P79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301586" style:font-size-asian="18pt" style:font-weight-asian="bold" style:font-size-complex="18pt" style:font-weight-complex="bold"/>
    </style:style>
    <style:style style:name="P80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359fcd" style:font-size-asian="18pt" style:font-weight-asian="bold" style:font-size-complex="18pt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0pt" officeooo:paragraph-rsid="0008e7fb" style:font-size-asian="10pt" style:font-size-complex="10pt"/>
    </style:style>
    <style:style style:name="P82" style:family="paragraph" style:parent-style-name="Standard">
      <style:paragraph-properties fo:text-align="center" style:justify-single-word="false"/>
      <style:text-properties fo:font-size="10pt" officeooo:paragraph-rsid="0026840b" style:font-size-asian="10pt" style:font-size-complex="10pt"/>
    </style:style>
    <style:style style:name="P83" style:family="paragraph" style:parent-style-name="Standard">
      <style:paragraph-properties fo:text-align="center" style:justify-single-word="false"/>
      <style:text-properties fo:font-size="10pt" officeooo:paragraph-rsid="002cf6bd" style:font-size-asian="10pt" style:font-size-complex="10pt"/>
    </style:style>
    <style:style style:name="P84" style:family="paragraph" style:parent-style-name="Standard">
      <style:paragraph-properties fo:text-align="center" style:justify-single-word="false"/>
      <style:text-properties fo:font-size="10pt" officeooo:paragraph-rsid="002efe91" style:font-size-asian="10pt" style:font-size-complex="10pt"/>
    </style:style>
    <style:style style:name="P85" style:family="paragraph" style:parent-style-name="Standard">
      <style:paragraph-properties fo:text-align="center" style:justify-single-word="false"/>
      <style:text-properties fo:font-size="10pt" officeooo:paragraph-rsid="00301586" style:font-size-asian="10pt" style:font-size-complex="10pt"/>
    </style:style>
    <style:style style:name="P86" style:family="paragraph" style:parent-style-name="Standard">
      <style:paragraph-properties fo:text-align="center" style:justify-single-word="false"/>
      <style:text-properties fo:font-size="10pt" officeooo:paragraph-rsid="00359fcd" style:font-size-asian="10pt" style:font-size-complex="10pt"/>
    </style:style>
    <style:style style:name="P87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08e7fb" style:font-size-asian="10pt" style:font-size-complex="10pt"/>
    </style:style>
    <style:style style:name="P88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26840b" style:font-size-asian="10pt" style:font-size-complex="10pt"/>
    </style:style>
    <style:style style:name="P89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2cf6bd" style:font-size-asian="10pt" style:font-size-complex="10pt"/>
    </style:style>
    <style:style style:name="P90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2efe91" style:font-size-asian="10pt" style:font-size-complex="10pt"/>
    </style:style>
    <style:style style:name="P91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301586" style:font-size-asian="10pt" style:font-size-complex="10pt"/>
    </style:style>
    <style:style style:name="P92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359fcd" style:font-size-asian="10pt" style:font-size-complex="10pt"/>
    </style:style>
    <style:style style:name="P93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08e7fb" style:font-size-asian="10pt" style:font-size-complex="10pt"/>
    </style:style>
    <style:style style:name="P94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26840b" style:font-size-asian="10pt" style:font-size-complex="10pt"/>
    </style:style>
    <style:style style:name="P9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2cf6bd" style:font-size-asian="10pt" style:font-size-complex="10pt"/>
    </style:style>
    <style:style style:name="P9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2efe91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301586" style:font-size-asian="10pt" style:font-size-complex="10pt"/>
    </style:style>
    <style:style style:name="P9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359fcd" style:font-size-asian="10pt" style:font-size-complex="10pt"/>
    </style:style>
    <style:style style:name="P99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2cae72" officeooo:paragraph-rsid="002cae72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2cf6bd" officeooo:paragraph-rsid="002cf6bd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2efe91" officeooo:paragraph-rsid="002efe91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301586" officeooo:paragraph-rsid="00301586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303d53" officeooo:paragraph-rsid="00303d53" style:font-size-asian="18pt" style:font-weight-asian="bold" style:font-size-complex="18pt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359fcd" officeooo:paragraph-rsid="00359fcd" style:font-size-asian="18pt" style:font-weight-asian="bold" style:font-size-complex="18pt" style:font-weight-complex="bold"/>
    </style:style>
    <style:style style:name="P105" style:family="paragraph" style:parent-style-name="Standard">
      <style:text-properties officeooo:paragraph-rsid="0008e7fb"/>
    </style:style>
    <style:style style:name="P106" style:family="paragraph" style:parent-style-name="Standard">
      <style:text-properties officeooo:paragraph-rsid="001e7f48"/>
    </style:style>
    <style:style style:name="P107" style:family="paragraph" style:parent-style-name="Standard">
      <style:text-properties officeooo:paragraph-rsid="0026840b"/>
    </style:style>
    <style:style style:name="P108" style:family="paragraph" style:parent-style-name="Standard">
      <style:text-properties officeooo:paragraph-rsid="002cf6bd"/>
    </style:style>
    <style:style style:name="P109" style:family="paragraph" style:parent-style-name="Standard">
      <style:text-properties officeooo:paragraph-rsid="002efe91"/>
    </style:style>
    <style:style style:name="P110" style:family="paragraph" style:parent-style-name="Standard">
      <style:text-properties officeooo:paragraph-rsid="00301586"/>
    </style:style>
    <style:style style:name="P111" style:family="paragraph" style:parent-style-name="Standard">
      <style:text-properties officeooo:paragraph-rsid="0031faea"/>
    </style:style>
    <style:style style:name="P112" style:family="paragraph" style:parent-style-name="Standard">
      <style:text-properties officeooo:paragraph-rsid="00359fcd"/>
    </style:style>
    <style:style style:name="P113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08e7fb" style:font-size-asian="10pt" style:font-size-complex="10pt"/>
    </style:style>
    <style:style style:name="P114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31335d" style:font-size-asian="10pt" style:font-size-complex="10pt"/>
    </style:style>
    <style:style style:name="P115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31faea" style:font-size-asian="10pt" style:font-size-complex="10pt"/>
    </style:style>
    <style:style style:name="P116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359fcd" style:font-size-asian="10pt" style:font-size-complex="10pt"/>
    </style:style>
    <style:style style:name="P117" style:family="paragraph" style:parent-style-name="Standard">
      <loext:graphic-properties draw:fill="none"/>
      <style:paragraph-properties fo:margin-left="1.6cm" fo:margin-right="0cm" fo:text-indent="0cm" style:auto-text-indent="false" fo:background-color="transparent">
        <style:tab-stops>
          <style:tab-stop style:position="13.007cm" style:leader-style="dotted" style:leader-text="."/>
          <style:tab-stop style:position="15.012cm" style:leader-style="dotted" style:leader-text="."/>
        </style:tab-stops>
      </style:paragraph-properties>
      <style:text-properties style:font-name="Times New Roman" fo:font-size="10pt" officeooo:paragraph-rsid="0031335d" style:font-size-asian="10pt" style:font-size-complex="10pt"/>
    </style:style>
    <style:style style:name="P118" style:family="paragraph" style:parent-style-name="Standard">
      <loext:graphic-properties draw:fill="none"/>
      <style:paragraph-properties fo:margin-left="1.6cm" fo:margin-right="0cm" fo:text-indent="0cm" style:auto-text-indent="false" fo:background-color="transparent">
        <style:tab-stops>
          <style:tab-stop style:position="13.007cm" style:leader-style="dotted" style:leader-text="."/>
          <style:tab-stop style:position="15.012cm" style:leader-style="dotted" style:leader-text="."/>
        </style:tab-stops>
      </style:paragraph-properties>
      <style:text-properties style:font-name="Times New Roman" fo:font-size="10pt" officeooo:paragraph-rsid="0031faea" style:font-size-asian="10pt" style:font-size-complex="10pt"/>
    </style:style>
    <style:style style:name="P119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08e7fb" fo:background-color="transparent" style:font-size-asian="10pt" style:font-size-complex="10pt"/>
    </style:style>
    <style:style style:name="P120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31335d" fo:background-color="transparent" style:font-size-asian="10pt" style:font-size-complex="10pt"/>
    </style:style>
    <style:style style:name="P121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31faea" fo:background-color="transparent" style:font-size-asian="10pt" style:font-size-complex="10pt"/>
    </style:style>
    <style:style style:name="P122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359fcd" fo:background-color="transparent" style:font-size-asian="10pt" style:font-size-complex="10pt"/>
    </style:style>
    <style:style style:name="P123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fo:color="#000000" loext:opacity="100%" style:font-name="Times New Roman" fo:font-size="10pt" fo:language="cs" fo:country="CZ" officeooo:paragraph-rsid="0008e7fb" fo:background-color="transparen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124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fo:color="#000000" loext:opacity="100%" style:font-name="Times New Roman" fo:font-size="10pt" fo:language="cs" fo:country="CZ" officeooo:paragraph-rsid="0031335d" fo:background-color="transparen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125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fo:color="#000000" loext:opacity="100%" style:font-name="Times New Roman" fo:font-size="10pt" fo:language="cs" fo:country="CZ" officeooo:paragraph-rsid="0031faea" fo:background-color="transparen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126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fo:color="#000000" loext:opacity="100%" style:font-name="Times New Roman" fo:font-size="10pt" fo:language="cs" fo:country="CZ" officeooo:paragraph-rsid="00359fcd" fo:background-color="transparen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127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>
        <style:tab-stops>
          <style:tab-stop style:position="13.007cm" style:leader-style="dotted" style:leader-text="."/>
          <style:tab-stop style:position="15.012cm" style:leader-style="dotted" style:leader-text="."/>
        </style:tab-stops>
      </style:paragraph-properties>
      <style:text-properties style:font-name="Times New Roman" fo:font-size="10pt" officeooo:paragraph-rsid="0031335d" style:font-size-asian="10pt" style:font-size-complex="10pt"/>
    </style:style>
    <style:style style:name="P128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>
        <style:tab-stops>
          <style:tab-stop style:position="13.007cm" style:leader-style="dotted" style:leader-text="."/>
          <style:tab-stop style:position="15.012cm" style:leader-style="dotted" style:leader-text="."/>
        </style:tab-stops>
      </style:paragraph-properties>
      <style:text-properties style:font-name="Times New Roman" fo:font-size="10pt" officeooo:paragraph-rsid="0031faea" style:font-size-asian="10pt" style:font-size-complex="10pt"/>
    </style:style>
    <style:style style:name="P129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>
        <style:tab-stops>
          <style:tab-stop style:position="13.007cm" style:leader-style="dotted" style:leader-text="."/>
          <style:tab-stop style:position="15.012cm" style:leader-style="dotted" style:leader-text="."/>
        </style:tab-stops>
      </style:paragraph-properties>
      <style:text-properties style:font-name="Times New Roman" fo:font-size="10pt" officeooo:paragraph-rsid="0008e7fb" style:font-size-asian="10pt" style:font-size-complex="10pt"/>
    </style:style>
    <style:style style:name="P130" style:family="paragraph" style:parent-style-name="Standard" style:master-page-name="">
      <loext:graphic-properties draw:fill="none"/>
      <style:paragraph-properties fo:margin-left="1.6cm" fo:margin-right="0cm" fo:text-indent="0cm" style:auto-text-indent="false" style:page-number="auto" fo:background-color="transparent">
        <style:tab-stops>
          <style:tab-stop style:position="13.007cm" style:leader-style="dotted" style:leader-text="."/>
          <style:tab-stop style:position="15.012cm" style:leader-style="dotted" style:leader-text="."/>
        </style:tab-stops>
      </style:paragraph-properties>
      <style:text-properties style:font-name="Times New Roman" fo:font-size="10pt" officeooo:paragraph-rsid="00359fcd" style:font-size-asian="10pt" style:font-size-complex="10pt"/>
    </style:style>
    <style:style style:name="P131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26840b" style:font-size-asian="12pt" style:font-size-complex="12pt"/>
    </style:style>
    <style:style style:name="P132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08e7fb" style:font-size-asian="12pt" style:font-size-complex="12pt"/>
    </style:style>
    <style:style style:name="P133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2cf6bd" style:font-size-asian="12pt" style:font-size-complex="12pt"/>
    </style:style>
    <style:style style:name="P134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2efe91" style:font-size-asian="12pt" style:font-size-complex="12pt"/>
    </style:style>
    <style:style style:name="P135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301586" style:font-size-asian="12pt" style:font-size-complex="12pt"/>
    </style:style>
    <style:style style:name="P136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359fcd" style:font-size-asian="12pt" style:font-size-complex="12pt"/>
    </style:style>
    <style:style style:name="P137" style:family="paragraph" style:parent-style-name="Standard">
      <style:paragraph-properties fo:margin-top="0.101cm" fo:margin-bottom="0cm" style:contextual-spacing="false" fo:text-align="center" style:justify-single-word="false" fo:break-before="page" style:shadow="none"/>
      <style:text-properties style:font-name="Times New Roman" fo:font-size="12pt" officeooo:rsid="0019b019" officeooo:paragraph-rsid="00301586" style:font-size-asian="12pt" style:font-size-complex="12pt"/>
    </style:style>
    <style:style style:name="P138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08e7fb" style:font-size-asian="18pt" style:font-weight-asian="bold" style:font-size-complex="18pt" style:font-weight-complex="bold"/>
    </style:style>
    <style:style style:name="P139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26840b" style:font-size-asian="18pt" style:font-weight-asian="bold" style:font-size-complex="18pt" style:font-weight-complex="bold"/>
    </style:style>
    <style:style style:name="P140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2cf6bd" style:font-size-asian="18pt" style:font-weight-asian="bold" style:font-size-complex="18pt" style:font-weight-complex="bold"/>
    </style:style>
    <style:style style:name="P141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2efe91" style:font-size-asian="18pt" style:font-weight-asian="bold" style:font-size-complex="18pt" style:font-weight-complex="bold"/>
    </style:style>
    <style:style style:name="P142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301586" style:font-size-asian="18pt" style:font-weight-asian="bold" style:font-size-complex="18pt" style:font-weight-complex="bold"/>
    </style:style>
    <style:style style:name="P143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359fcd" style:font-size-asian="18pt" style:font-weight-asian="bold" style:font-size-complex="18pt" style:font-weight-complex="bold"/>
    </style:style>
    <style:style style:name="P144" style:family="paragraph" style:parent-style-name="Standard">
      <style:paragraph-properties fo:break-before="page"/>
      <style:text-properties style:font-name="Times New Roman" fo:font-size="10pt" officeooo:paragraph-rsid="00301586" style:font-size-asian="10pt" style:font-size-complex="10pt"/>
    </style:style>
    <style:style style:name="P145" style:family="paragraph" style:parent-style-name="Standard">
      <style:paragraph-properties fo:text-align="center" style:justify-single-word="false"/>
      <style:text-properties style:font-name="Times New Roman" fo:font-size="10pt" officeooo:paragraph-rsid="0026840b" style:font-size-asian="10pt" style:font-size-complex="10pt"/>
    </style:style>
    <style:style style:name="P146" style:family="paragraph">
      <loext:graphic-properties draw:fill-color="#000000"/>
      <style:paragraph-properties fo:text-align="center"/>
    </style:style>
    <style:style style:name="T1" style:family="text">
      <style:text-properties officeooo:rsid="001168df"/>
    </style:style>
    <style:style style:name="T2" style:family="text">
      <style:text-properties officeooo:rsid="002f9556"/>
    </style:style>
    <style:style style:name="T3" style:family="text">
      <style:text-properties officeooo:rsid="00271870"/>
    </style:style>
    <style:style style:name="T4" style:family="text">
      <style:text-properties officeooo:rsid="002de17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baa2f" style:font-size-asian="10pt" style:font-size-complex="10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officeooo:rsid="00263a35" style:font-size-asian="10pt" style:font-size-complex="10pt"/>
    </style:style>
    <style:style style:name="T10" style:family="text">
      <style:text-properties style:font-name="Times New Roman" fo:font-size="10pt" officeooo:rsid="002baa2f" style:font-size-asian="10pt" style:font-size-complex="10pt"/>
    </style:style>
    <style:style style:name="T11" style:family="text">
      <style:text-properties style:font-name="Times New Roman" fo:font-size="10pt" fo:background-color="transparent" loext:char-shading-value="0" style:font-size-asian="10pt" style:font-size-complex="10pt"/>
    </style:style>
    <style:style style:name="T12" style:family="text">
      <style:text-properties style:font-name="Times New Roman" fo:font-size="10pt" fo:font-style="italic" fo:font-weight="bold" fo:background-color="transparent" loext:char-shading-value="0" style:font-size-asian="10pt" style:font-style-asian="italic" style:font-weight-asian="bold" style:font-name-complex="Times New Roman" style:font-size-complex="10pt" style:font-weight-complex="bold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background-color="transparent" loext:char-shading-value="0"/>
    </style:style>
    <style:style style:name="T17" style:family="text">
      <style:text-properties style:use-window-font-color="true" loext:opacity="0%" officeooo:rsid="0031c274" fo:background-color="transparent" loext:char-shading-value="0"/>
    </style:style>
    <style:style style:name="T18" style:family="text">
      <style:text-properties style:use-window-font-color="true" loext:opacity="0%" officeooo:rsid="0058ce2c" fo:background-color="transparent" loext:char-shading-value="0"/>
    </style:style>
    <style:style style:name="T19" style:family="text">
      <style:text-properties style:use-window-font-color="true" loext:opacity="0%" officeooo:rsid="002cae72" fo:background-color="transparent" loext:char-shading-value="0"/>
    </style:style>
    <style:style style:name="T20" style:family="text">
      <style:text-properties style:use-window-font-color="true" loext:opacity="0%" officeooo:rsid="002cf6bd" fo:background-color="transparent" loext:char-shading-value="0"/>
    </style:style>
    <style:style style:name="T21" style:family="text">
      <style:text-properties style:use-window-font-color="true" loext:opacity="0%" officeooo:rsid="00301586" fo:background-color="transparent" loext:char-shading-value="0"/>
    </style:style>
    <style:style style:name="T22" style:family="text">
      <style:text-properties style:use-window-font-color="true" loext:opacity="0%" officeooo:rsid="00359fcd" fo:background-color="transparent" loext:char-shading-value="0"/>
    </style:style>
    <style:style style:name="T23" style:family="text">
      <style:text-properties officeooo:rsid="002baa2f"/>
    </style:style>
    <style:style style:name="T24" style:family="text">
      <style:text-properties fo:color="#000000" loext:opacity="100%" fo:language="cs" fo:country="CZ" style:font-name-asian="Times New Roman" style:language-asian="zh" style:country-asian="CN" style:font-name-complex="Times New Roman" style:language-complex="ar" style:country-complex="SA"/>
    </style:style>
    <style:style style:name="T25" style:family="text">
      <style:text-properties fo:color="#000000" loext:opacity="100%" fo:language="cs" fo:country="CZ" officeooo:rsid="002baa2f" style:font-name-asian="Times New Roman" style:language-asian="zh" style:country-asian="CN" style:font-name-complex="Times New Roman" style:language-complex="ar" style:country-complex="SA"/>
    </style:style>
    <style:style style:name="T26" style:family="text">
      <style:text-properties officeooo:rsid="0036f232"/>
    </style:style>
    <style:style style:name="T27" style:family="text">
      <style:text-properties officeooo:rsid="00263a35"/>
    </style:style>
    <style:style style:name="T28" style:family="text">
      <style:text-properties officeooo:rsid="002cae72"/>
    </style:style>
    <style:style style:name="T29" style:family="text">
      <style:text-properties officeooo:rsid="002cf6bd"/>
    </style:style>
    <style:style style:name="T30" style:family="text">
      <style:text-properties officeooo:rsid="002efe91"/>
    </style:style>
    <style:style style:name="T31" style:family="text">
      <style:text-properties officeooo:rsid="00301586"/>
    </style:style>
    <style:style style:name="T32" style:family="text">
      <style:text-properties officeooo:rsid="00303d53"/>
    </style:style>
    <style:style style:name="T33" style:family="text">
      <style:text-properties officeooo:rsid="0030ea10"/>
    </style:style>
    <style:style style:name="T34" style:family="text">
      <style:text-properties officeooo:rsid="0031faea"/>
    </style:style>
    <style:style style:name="T35" style:family="text">
      <style:text-properties officeooo:rsid="003309e3"/>
    </style:style>
    <style:style style:name="T36" style:family="text">
      <style:text-properties officeooo:rsid="00359fc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2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33"><draw:line text:anchor-type="paragraph" draw:z-index="0" draw:name="Tvar1" draw:style-name="gr1" draw:text-style-name="P146" svg:x1="0.535cm" svg:y1="0.083cm" svg:x2="20.402cm" svg:y2="0.155cm"><text:p/></draw:line></text:p>
      <text:p text:style-name="P39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69"/>
      <text:p text:style-name="P75">OSVĚDČENÍ</text:p>
      <text:p text:style-name="P138">O REKVALIFIKACI</text:p>
      <text:p text:style-name="P5">čísl<text:span text:style-name="T15">o: </text:span><text:span text:style-name="T16">AK/20</text:span><text:span text:style-name="T17">2</text:span><text:span text:style-name="T18">2</text:span><text:span text:style-name="T16">/0</text:span><text:span text:style-name="T19">425</text:span></text:p>
      <text:p text:style-name="P69"/>
      <text:p text:style-name="P26">po úspěšném ukončení vzdělávacího programu rekvalifikačního kurzu, podle vyhlášky MŠMT</text:p>
      <text:p text:style-name="P26">č. 176/2009 Sb., kterou se stanoví náležitosti žádosti o akreditaci vzdělávacího programu,</text:p>
      <text:p text:style-name="P26">organizace vzdělávání v rekvalifikačním zařízení a způsob jeho ukončení.</text:p>
      <text:p text:style-name="P45"/>
      <text:p text:style-name="P99">Oksana Krylova</text:p>
      <text:p text:style-name="P69"/>
      <text:p text:style-name="P93"><text:span text:style-name="T3">n</text:span>arozen/<text:span text:style-name="T27">a</text:span> <text:span text:style-name="T28">16. 5. 1982, Ukrajina</text:span></text:p>
      <text:p text:style-name="P81"/>
      <text:p text:style-name="P105"><text:span text:style-name="T5"><text:tab/> <text:s text:c="2"/></text:span><text:span text:style-name="Standardní_20_písmo_20_odstavce"><text:span text:style-name="T8">absolvoval/</text:span></text:span><text:span text:style-name="Standardní_20_písmo_20_odstavce"><text:span text:style-name="T9">a</text:span></text:span><text:span text:style-name="Standardní_20_písmo_20_odstavce"><text:span text:style-name="T8"> rekvalifikační program:</text:span></text:span><text:span text:style-name="Standardní_20_písmo_20_odstavce"><text:span text:style-name="T11"> </text:span></text:span><text:span text:style-name="Standardní_20_písmo_20_odstavce"><text:span text:style-name="T12">Český jazyk pro cizince - základní kurz</text:span></text:span></text:p>
      <text:p text:style-name="P17"/>
      <text:p text:style-name="P105"><text:span text:style-name="Standardní_20_písmo_20_odstavce"><text:span text:style-name="T8"><text:tab/> <text:s text:c="2"/>pro pracovní činnost: <text:s/></text:span></text:span><text:span text:style-name="Standardní_20_písmo_20_odstavce"><text:span text:style-name="T11"><text:s/></text:span></text:span><text:span text:style-name="Standardní_20_písmo_20_odstavce"><text:span text:style-name="T12">Český jazyk pro cizince - základní kurz</text:span></text:span></text:p>
      <text:p text:style-name="P17"/>
      <text:p text:style-name="P17"><text:tab/> <text:s text:c="2"/>Kurz proběhl v období od 22. 8. 2022 – 7. 9. 2022</text:p>
      <text:p text:style-name="P17"/>
      <text:p text:style-name="P17"><text:tab/> <text:s text:c="2"/>V rozsahu<text:tab/> <text:tab/> <text:s text:c="3"/>- na teorii <text:s/><text:tab/><text:tab/><text:tab/><text:tab/><text:span text:style-name="T23">6</text:span>0 vyučovacích hodin</text:p>
      <text:p text:style-name="P17"><text:tab/><text:tab/><text:tab/><text:tab/><text:tab/><text:tab/><text:tab/><text:tab/> <text:span text:style-name="T23">z toho <text:s text:c="2"/></text:span><text:span text:style-name="T33"><text:s text:c="2"/></text:span><text:span text:style-name="T23">0 distanční formou</text:span></text:p>
      <text:p text:style-name="P17"><text:tab/><text:tab/><text:tab/><text:tab/> <text:s text:c="3"/>- na praxi <text:tab/><text:tab/><text:tab/> <text:s text:c="13"/><text:span text:style-name="T33"><text:s text:c="2"/></text:span>0 hodin</text:p>
      <text:p text:style-name="P51"/>
      <text:p text:style-name="P63"><text:tab/> <text:s text:c="2"/><text:span text:style-name="T5">Vzdělávací program obsahoval tyto t</text:span><text:span text:style-name="T6">e</text:span><text:span text:style-name="T5">matické celky:<text:tab/><text:tab/><text:tab/><text:tab/> <text:s text:c="9"/><text:tab/><text:tab/> <text:s text:c="3"/></text:span><text:span text:style-name="Standardní_20_písmo_20_odstavce"><text:span text:style-name="T5">Teorie/Praxe</text:span></text:span></text:p>
      <text:p text:style-name="P81"><text:s/><text:tab/><text:tab/><text:tab/><text:tab/> <text:s text:c="62"/></text:p>
      <text:p text:style-name="P129"><text:span text:style-name="T23">Osobní údaje, rodin</text:span><text:span text:style-name="T33">a<text:tab/><text:tab/> <text:s/></text:span><text:span text:style-name="T23">4</text:span> hod./0 hod.</text:p>
      <text:p text:style-name="P113"><text:span text:style-name="T23">Bydlení</text:span><text:tab/><text:span text:style-name="T33"><text:tab/></text:span> <text:s/><text:span text:style-name="T23">2</text:span> hod./0 hod.</text:p>
      <text:p text:style-name="P113"><text:span text:style-name="T23">Stravování</text:span><text:tab/><text:tab/> <text:s/><text:span text:style-name="T23">2</text:span> hod./0 hod.</text:p>
      <text:p text:style-name="P113"><text:span text:style-name="T23">Denní režim</text:span><text:tab/><text:tab/> <text:s/><text:span text:style-name="T23">2</text:span> hod./0 hod.</text:p>
      <text:p text:style-name="P113"><text:span text:style-name="T23">Volný čas</text:span><text:tab/><text:tab/> <text:s/><text:span text:style-name="T23">3</text:span><text:span text:style-name="T33"> </text:span>hod./0 hod.</text:p>
      <text:p text:style-name="P113"><text:span text:style-name="T23">Práce</text:span><text:tab/><text:tab/> <text:s/><text:span text:style-name="T23">6</text:span> hod./0 hod.</text:p>
      <text:p text:style-name="P119"><text:span text:style-name="T24">Péče o zdraví, zdravotní pojištění</text:span><text:tab/><text:tab/> <text:s/><text:span text:style-name="T26">8</text:span> hod./0 hod.</text:p>
      <text:p text:style-name="P119"><text:span text:style-name="T23">Nakupování a služby</text:span><text:tab/><text:tab/> <text:s/><text:span text:style-name="T26">8</text:span><text:span text:style-name="T33"> </text:span>hod./0 hod.</text:p>
      <text:p text:style-name="P119"><text:span text:style-name="T23">Cestování</text:span><text:tab/><text:tab/> <text:s/><text:span text:style-name="T33">5</text:span> hod./0 hod.</text:p>
      <text:p text:style-name="P119"><text:span text:style-name="T25">Vzdělávání</text:span><text:tab/><text:tab/> <text:s/><text:span text:style-name="T33">3</text:span> hod./0 hod.</text:p>
      <text:p text:style-name="P119"><text:span text:style-name="T23">Styk s úřady</text:span><text:tab/><text:tab/> <text:s/><text:span text:style-name="T33">5 </text:span>hod./0 hod.</text:p>
      <text:p text:style-name="P119"><text:span text:style-name="T24">Styk s policií a složkami záchranného systému</text:span><text:tab/><text:tab/> <text:s/><text:span text:style-name="T33">1</text:span> hod./0 hod.</text:p>
      <text:p text:style-name="P119"><text:span text:style-name="T24">Okolní prostředí a příroda</text:span><text:tab/><text:tab/> <text:s/><text:span text:style-name="T33">1</text:span> hod./0 hod.</text:p>
      <text:p text:style-name="P123">Kontakt s majoritní společností<text:tab/><text:tab/> <text:s/><text:span text:style-name="T33">10</text:span> hod./0 hod</text:p>
      <text:p text:style-name="P57"><text:s/></text:p>
      <text:p text:style-name="P105"><text:span text:style-name="Standardní_20_písmo_20_odstavce"><text:span text:style-name="T7"><text:tab/></text:span></text:span><text:span text:style-name="Standardní_20_písmo_20_odstavce"><text:span text:style-name="T14"> </text:span></text:span><text:span text:style-name="Standardní_20_písmo_20_odstavce"><text:span text:style-name="T13"><text:s text:c="2"/>Jmenovaný/á vykonal/la úspěšně závěrečné zkoušky dne: 7. 9. 2022</text:span></text:span></text:p>
      <text:p text:style-name="P87"/>
      <text:p text:style-name="P106"><text:span text:style-name="T5"><text:tab/> <text:s text:c="2"/></text:span><text:span text:style-name="Standardní_20_písmo_20_odstavce"><text:span text:style-name="T8">V Plzni dne <text:s/>7. 9. 2022</text:span></text:span></text:p>
      <text:p text:style-name="P11"/>
      <text:p text:style-name="P11"/>
      <text:p text:style-name="P11"/>
      <text:p text:style-name="P11"><text:tab/><text:tab/><text:tab/><text:tab/><text:tab/><text:tab/><text:tab/><text:tab/>…........…..…………………..……….…</text:p>
      <text:p text:style-name="P17"><text:tab/><text:tab/> <text:s text:c="6"/><text:tab/><text:tab/><text:tab/><text:tab/><text:tab/><text:tab/><text:tab/> <text:s text:c="6"/><text:tab/><text:tab/> <text:s text:c="5"/>Mgr. Jana Brabcová</text:p>
      <text:p text:style-name="P17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7"/>
      <text:p text:style-name="P17"/>
      <text:p text:style-name="P17"/>
      <text:p text:style-name="P17"/>
      <text:p text:style-name="P17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131"/>
      <text:p text:style-name="P131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34"><draw:line text:anchor-type="paragraph" draw:z-index="1" draw:name="Tvar1" draw:style-name="gr1" draw:text-style-name="P146" svg:x1="0.535cm" svg:y1="0.083cm" svg:x2="20.402cm" svg:y2="0.155cm"><text:p/></draw:line></text:p>
      <text:p text:style-name="P4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70"/>
      <text:p text:style-name="P76">OSVĚDČENÍ</text:p>
      <text:p text:style-name="P139">O REKVALIFIKACI</text:p>
      <text:p text:style-name="P6">čísl<text:span text:style-name="T15">o: </text:span><text:span text:style-name="T16">AK/20</text:span><text:span text:style-name="T17">2</text:span><text:span text:style-name="T18">2</text:span><text:span text:style-name="T16">/0</text:span><text:span text:style-name="T19">426</text:span></text:p>
      <text:p text:style-name="P70"/>
      <text:p text:style-name="P27">po úspěšném ukončení vzdělávacího programu rekvalifikačního kurzu, podle vyhlášky MŠMT</text:p>
      <text:p text:style-name="P27">č. 176/2009 Sb., kterou se stanoví náležitosti žádosti o akreditaci vzdělávacího programu,</text:p>
      <text:p text:style-name="P27">organizace vzdělávání v rekvalifikačním zařízení a způsob jeho ukončení.</text:p>
      <text:p text:style-name="P46"/>
      <text:p text:style-name="P99">Oleksandr Filipskyi</text:p>
      <text:p text:style-name="P70"/>
      <text:p text:style-name="P94"><text:span text:style-name="T3">n</text:span>arozen/<text:span text:style-name="T27">a</text:span> <text:span text:style-name="T28">4. 12. 2006, Ukrajina</text:span></text:p>
      <text:p text:style-name="P82"/>
      <text:p text:style-name="P107"><text:span text:style-name="T5"><text:tab/> <text:s text:c="2"/></text:span><text:span text:style-name="Standardní_20_písmo_20_odstavce"><text:span text:style-name="T8">absolvoval/</text:span></text:span><text:span text:style-name="Standardní_20_písmo_20_odstavce"><text:span text:style-name="T9">a</text:span></text:span><text:span text:style-name="Standardní_20_písmo_20_odstavce"><text:span text:style-name="T8"> rekvalifikační program:</text:span></text:span><text:span text:style-name="Standardní_20_písmo_20_odstavce"><text:span text:style-name="T11"> </text:span></text:span><text:span text:style-name="Standardní_20_písmo_20_odstavce"><text:span text:style-name="T12">Český jazyk pro cizince - základní kurz</text:span></text:span></text:p>
      <text:p text:style-name="P18"/>
      <text:p text:style-name="P107"><text:span text:style-name="Standardní_20_písmo_20_odstavce"><text:span text:style-name="T8"><text:tab/> <text:s text:c="2"/>pro pracovní činnost: <text:s/></text:span></text:span><text:span text:style-name="Standardní_20_písmo_20_odstavce"><text:span text:style-name="T11"><text:s/></text:span></text:span><text:span text:style-name="Standardní_20_písmo_20_odstavce"><text:span text:style-name="T12">Český jazyk pro cizince - základní kurz</text:span></text:span></text:p>
      <text:p text:style-name="P18"/>
      <text:p text:style-name="P18"><text:tab/> <text:s text:c="2"/>Kurz proběhl v období od 22. 8. 2022 – 7. 9. 2022</text:p>
      <text:p text:style-name="P18"/>
      <text:p text:style-name="P18"><text:tab/> <text:s text:c="2"/>V rozsahu<text:tab/> <text:tab/> <text:s text:c="3"/>- na teorii <text:s/><text:tab/><text:tab/><text:tab/><text:tab/><text:span text:style-name="T23">6</text:span>0 vyučovacích hodin</text:p>
      <text:p text:style-name="P18"><text:tab/><text:tab/><text:tab/><text:tab/><text:tab/><text:tab/><text:tab/><text:tab/> <text:span text:style-name="T23">z toho <text:s text:c="2"/></text:span><text:span text:style-name="T34"><text:s text:c="2"/></text:span><text:span text:style-name="T23">0 distanční formou</text:span></text:p>
      <text:p text:style-name="P18"><text:tab/><text:tab/><text:tab/><text:tab/> <text:s text:c="3"/>- na praxi <text:tab/><text:tab/><text:tab/> <text:s text:c="13"/><text:span text:style-name="T34"><text:s text:c="2"/></text:span>0 hodin</text:p>
      <text:p text:style-name="P52"/>
      <text:p text:style-name="P64"><text:tab/> <text:s text:c="2"/><text:span text:style-name="T5">Vzdělávací program obsahoval tyto t</text:span><text:span text:style-name="T6">e</text:span><text:span text:style-name="T5">matické celky:<text:tab/><text:tab/><text:tab/><text:tab/> <text:s text:c="9"/><text:tab/><text:tab/> <text:s text:c="3"/></text:span><text:span text:style-name="Standardní_20_písmo_20_odstavce"><text:span text:style-name="T5">Teorie/Praxe</text:span></text:span></text:p>
      <text:p text:style-name="P127"/>
      <text:p text:style-name="P117"><text:span text:style-name="T23">Osobní údaje, rodin</text:span><text:span text:style-name="T33">a<text:tab/><text:tab/> <text:s/></text:span><text:span text:style-name="T23">4</text:span> hod./0 hod.</text:p>
      <text:p text:style-name="P114"><text:span text:style-name="T23">Bydlení</text:span><text:tab/><text:span text:style-name="T33"><text:tab/></text:span> <text:s/><text:span text:style-name="T23">2</text:span> hod./0 hod.</text:p>
      <text:p text:style-name="P114"><text:span text:style-name="T23">Stravování</text:span><text:tab/><text:tab/> <text:s/><text:span text:style-name="T23">2</text:span> hod./0 hod.</text:p>
      <text:p text:style-name="P114"><text:span text:style-name="T23">Denní režim</text:span><text:tab/><text:tab/> <text:s/><text:span text:style-name="T23">2</text:span> hod./0 hod.</text:p>
      <text:p text:style-name="P114"><text:span text:style-name="T23">Volný čas</text:span><text:tab/><text:tab/> <text:s/><text:span text:style-name="T23">3</text:span><text:span text:style-name="T33"> </text:span>hod./0 hod.</text:p>
      <text:p text:style-name="P114"><text:span text:style-name="T23">Práce</text:span><text:tab/><text:tab/> <text:s/><text:span text:style-name="T23">6</text:span> hod./0 hod.</text:p>
      <text:p text:style-name="P120"><text:span text:style-name="T24">Péče o zdraví, zdravotní pojištění</text:span><text:tab/><text:tab/> <text:s/><text:span text:style-name="T26">8</text:span> hod./0 hod.</text:p>
      <text:p text:style-name="P120"><text:span text:style-name="T23">Nakupování a služby</text:span><text:tab/><text:tab/> <text:s/><text:span text:style-name="T26">8</text:span><text:span text:style-name="T33"> </text:span>hod./0 hod.</text:p>
      <text:p text:style-name="P120"><text:span text:style-name="T23">Cestování</text:span><text:tab/><text:tab/> <text:s/><text:span text:style-name="T33">5</text:span> hod./0 hod.</text:p>
      <text:p text:style-name="P120"><text:span text:style-name="T25">Vzdělávání</text:span><text:tab/><text:tab/> <text:s/><text:span text:style-name="T33">3</text:span> hod./0 hod.</text:p>
      <text:p text:style-name="P120"><text:span text:style-name="T23">Styk s úřady</text:span><text:tab/><text:tab/> <text:s/><text:span text:style-name="T33">5 </text:span>hod./0 hod.</text:p>
      <text:p text:style-name="P120"><text:span text:style-name="T24">Styk s policií a složkami záchranného systému</text:span><text:tab/><text:tab/> <text:s/><text:span text:style-name="T33">1</text:span> hod./0 hod.</text:p>
      <text:p text:style-name="P120"><text:span text:style-name="T24">Okolní prostředí a příroda</text:span><text:tab/><text:tab/> <text:s/><text:span text:style-name="T33">1</text:span> hod./0 hod.</text:p>
      <text:p text:style-name="P124">Kontakt s majoritní společností<text:tab/><text:tab/> <text:s/><text:span text:style-name="T33">10</text:span> hod./0 hod</text:p>
      <text:p text:style-name="P58"><text:s/></text:p>
      <text:p text:style-name="P107"><text:span text:style-name="Standardní_20_písmo_20_odstavce"><text:span text:style-name="T7"><text:tab/></text:span></text:span><text:span text:style-name="Standardní_20_písmo_20_odstavce"><text:span text:style-name="T14"> </text:span></text:span><text:span text:style-name="Standardní_20_písmo_20_odstavce"><text:span text:style-name="T13"><text:s text:c="2"/>Jmenovaný/á vykonal/la úspěšně závěrečné zkoušky dne: 7. 9. 2022</text:span></text:span></text:p>
      <text:p text:style-name="P88"/>
      <text:p text:style-name="P107"><text:span text:style-name="T5"><text:tab/> <text:s text:c="2"/></text:span><text:span text:style-name="Standardní_20_písmo_20_odstavce"><text:span text:style-name="T8">V Plzni dne <text:s/>7. 9. 2022</text:span></text:span></text:p>
      <text:p text:style-name="P107"><text:span text:style-name="Standardní_20_písmo_20_odstavce"><text:span text:style-name="T8"/></text:span></text:p>
      <text:p text:style-name="P12"/>
      <text:p text:style-name="P12"/>
      <text:p text:style-name="P12"><text:tab/><text:tab/><text:tab/><text:tab/><text:tab/><text:tab/><text:tab/><text:tab/>…........…..…………………..……….…</text:p>
      <text:p text:style-name="P18"><text:tab/><text:tab/> <text:s text:c="6"/><text:tab/><text:tab/><text:tab/><text:tab/><text:tab/><text:tab/><text:tab/> <text:s text:c="6"/><text:tab/><text:tab/> <text:s text:c="5"/>Mgr. Jana Brabcová</text:p>
      <text:p text:style-name="P19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33"/>
      <text:p text:style-name="P133"/>
      <text:p text:style-name="P133"/>
      <text:p text:style-name="P133"/>
      <text:p text:style-name="P133"/>
      <text:p text:style-name="P133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35"><draw:line text:anchor-type="paragraph" draw:z-index="7" draw:name="Tvar1" draw:style-name="gr1" draw:text-style-name="P146" svg:x1="0.535cm" svg:y1="0.083cm" svg:x2="20.402cm" svg:y2="0.155cm"><text:p/></draw:line></text:p>
      <text:p text:style-name="P4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71"/>
      <text:p text:style-name="P77">OSVĚDČENÍ</text:p>
      <text:p text:style-name="P140">O REKVALIFIKACI</text:p>
      <text:p text:style-name="P7">čísl<text:span text:style-name="T15">o: </text:span><text:span text:style-name="T16">AK/20</text:span><text:span text:style-name="T17">2</text:span><text:span text:style-name="T18">2</text:span><text:span text:style-name="T16">/0</text:span><text:span text:style-name="T19">42</text:span><text:span text:style-name="T20">7</text:span></text:p>
      <text:p text:style-name="P71"/>
      <text:p text:style-name="P28">po úspěšném ukončení vzdělávacího programu rekvalifikačního kurzu, podle vyhlášky MŠMT</text:p>
      <text:p text:style-name="P28">č. 176/2009 Sb., kterou se stanoví náležitosti žádosti o akreditaci vzdělávacího programu,</text:p>
      <text:p text:style-name="P28">organizace vzdělávání v rekvalifikačním zařízení a způsob jeho ukončení.</text:p>
      <text:p text:style-name="P47"/>
      <text:p text:style-name="P100">Viktoriia Kruchanytsia</text:p>
      <text:p text:style-name="P71"/>
      <text:p text:style-name="P95"><text:span text:style-name="T3">n</text:span>arozen/<text:span text:style-name="T27">a</text:span> <text:span text:style-name="T29">11. 10. 1995, Ukrajina</text:span></text:p>
      <text:p text:style-name="P83"/>
      <text:p text:style-name="P108"><text:span text:style-name="T5"><text:tab/> <text:s text:c="2"/></text:span><text:span text:style-name="Standardní_20_písmo_20_odstavce"><text:span text:style-name="T8">absolvoval/</text:span></text:span><text:span text:style-name="Standardní_20_písmo_20_odstavce"><text:span text:style-name="T9">a</text:span></text:span><text:span text:style-name="Standardní_20_písmo_20_odstavce"><text:span text:style-name="T8"> rekvalifikační program:</text:span></text:span><text:span text:style-name="Standardní_20_písmo_20_odstavce"><text:span text:style-name="T11"> </text:span></text:span><text:span text:style-name="Standardní_20_písmo_20_odstavce"><text:span text:style-name="T12">Český jazyk pro cizince - základní kurz</text:span></text:span></text:p>
      <text:p text:style-name="P19"/>
      <text:p text:style-name="P108"><text:span text:style-name="Standardní_20_písmo_20_odstavce"><text:span text:style-name="T8"><text:tab/> <text:s text:c="2"/>pro pracovní činnost: <text:s/></text:span></text:span><text:span text:style-name="Standardní_20_písmo_20_odstavce"><text:span text:style-name="T11"><text:s/></text:span></text:span><text:span text:style-name="Standardní_20_písmo_20_odstavce"><text:span text:style-name="T12">Český jazyk pro cizince - základní kurz</text:span></text:span></text:p>
      <text:p text:style-name="P19"/>
      <text:p text:style-name="P19"><text:tab/> <text:s text:c="2"/>Kurz proběhl v období od 22. 8. 2022 – 7. 9. 2022</text:p>
      <text:p text:style-name="P19"/>
      <text:p text:style-name="P19"><text:tab/> <text:s text:c="2"/>V rozsahu<text:tab/> <text:tab/> <text:s text:c="3"/>- na teorii <text:s/><text:tab/><text:tab/><text:tab/><text:tab/><text:span text:style-name="T23">6</text:span>0 vyučovacích hodin</text:p>
      <text:p text:style-name="P19"><text:tab/><text:tab/><text:tab/><text:tab/><text:tab/><text:tab/><text:tab/><text:tab/> <text:span text:style-name="T23">z toho <text:s text:c="2"/></text:span><text:span text:style-name="T34"><text:s text:c="2"/></text:span><text:span text:style-name="T23">0 distanční formou</text:span></text:p>
      <text:p text:style-name="P19"><text:tab/><text:tab/><text:tab/><text:tab/> <text:s text:c="3"/>- na praxi <text:tab/><text:tab/><text:tab/> <text:s text:c="13"/><text:span text:style-name="T34"><text:s text:c="2"/></text:span>0 hodin</text:p>
      <text:p text:style-name="P53"/>
      <text:p text:style-name="P65"><text:tab/> <text:s text:c="2"/><text:span text:style-name="T5">Vzdělávací program obsahoval tyto t</text:span><text:span text:style-name="T6">e</text:span><text:span text:style-name="T5">matické celky:<text:tab/><text:tab/><text:tab/><text:tab/> <text:s text:c="9"/><text:tab/><text:tab/> <text:s text:c="3"/></text:span><text:span text:style-name="Standardní_20_písmo_20_odstavce"><text:span text:style-name="T5">Teorie/Praxe</text:span></text:span></text:p>
      <text:p text:style-name="P83"><text:s/><text:tab/><text:tab/><text:tab/><text:tab/> <text:s text:c="62"/></text:p>
      <text:p text:style-name="P127"><text:span text:style-name="T23">Osobní údaje, rodin</text:span><text:span text:style-name="T33">a<text:tab/><text:tab/> <text:s/></text:span><text:span text:style-name="T23">4</text:span> hod./0 hod.</text:p>
      <text:p text:style-name="P114"><text:span text:style-name="T23">Bydlení</text:span><text:tab/><text:span text:style-name="T33"><text:tab/></text:span> <text:s/><text:span text:style-name="T23">2</text:span> hod./0 hod.</text:p>
      <text:p text:style-name="P114"><text:span text:style-name="T23">Stravování</text:span><text:tab/><text:tab/> <text:s/><text:span text:style-name="T23">2</text:span> hod./0 hod.</text:p>
      <text:p text:style-name="P114"><text:span text:style-name="T23">Denní režim</text:span><text:tab/><text:tab/> <text:s/><text:span text:style-name="T23">2</text:span> hod./0 hod.</text:p>
      <text:p text:style-name="P114"><text:span text:style-name="T23">Volný čas</text:span><text:tab/><text:tab/> <text:s/><text:span text:style-name="T23">3</text:span><text:span text:style-name="T33"> </text:span>hod./0 hod.</text:p>
      <text:p text:style-name="P114"><text:span text:style-name="T23">Práce</text:span><text:tab/><text:tab/> <text:s/><text:span text:style-name="T23">6</text:span> hod./0 hod.</text:p>
      <text:p text:style-name="P120"><text:span text:style-name="T24">Péče o zdraví, zdravotní pojištění</text:span><text:tab/><text:tab/> <text:s/><text:span text:style-name="T26">8</text:span> hod./0 hod.</text:p>
      <text:p text:style-name="P120"><text:span text:style-name="T23">Nakupování a služby</text:span><text:tab/><text:tab/> <text:s/><text:span text:style-name="T26">8</text:span><text:span text:style-name="T33"> </text:span>hod./0 hod.</text:p>
      <text:p text:style-name="P120"><text:span text:style-name="T23">Cestování</text:span><text:tab/><text:tab/> <text:s/><text:span text:style-name="T33">5</text:span> hod./0 hod.</text:p>
      <text:p text:style-name="P120"><text:span text:style-name="T25">Vzdělávání</text:span><text:tab/><text:tab/> <text:s/><text:span text:style-name="T33">3</text:span> hod./0 hod.</text:p>
      <text:p text:style-name="P120"><text:span text:style-name="T23">Styk s úřady</text:span><text:tab/><text:tab/> <text:s/><text:span text:style-name="T33">5 </text:span>hod./0 hod.</text:p>
      <text:p text:style-name="P120"><text:span text:style-name="T24">Styk s policií a složkami záchranného systému</text:span><text:tab/><text:tab/> <text:s/><text:span text:style-name="T33">1</text:span> hod./0 hod.</text:p>
      <text:p text:style-name="P120"><text:span text:style-name="T24">Okolní prostředí a příroda</text:span><text:tab/><text:tab/> <text:s/><text:span text:style-name="T33">1</text:span> hod./0 hod.</text:p>
      <text:p text:style-name="P124">Kontakt s majoritní společností<text:tab/><text:tab/> <text:s/><text:span text:style-name="T33">10</text:span> hod./0 hod</text:p>
      <text:p text:style-name="P24"><text:s/></text:p>
      <text:p text:style-name="P59"><text:s/></text:p>
      <text:p text:style-name="P108"><text:span text:style-name="Standardní_20_písmo_20_odstavce"><text:span text:style-name="T7"><text:tab/></text:span></text:span><text:span text:style-name="Standardní_20_písmo_20_odstavce"><text:span text:style-name="T14"> </text:span></text:span><text:span text:style-name="Standardní_20_písmo_20_odstavce"><text:span text:style-name="T13"><text:s text:c="2"/>Jmenovaný/á vykonal/la úspěšně závěrečné zkoušky dne: 7. 9. 2022</text:span></text:span></text:p>
      <text:p text:style-name="P89"/>
      <text:p text:style-name="P108"><text:span text:style-name="T5"><text:tab/> <text:s text:c="2"/></text:span><text:span text:style-name="Standardní_20_písmo_20_odstavce"><text:span text:style-name="T8">V Plzni dne <text:s/>7. 9. 2022</text:span></text:span></text:p>
      <text:p text:style-name="P13"/>
      <text:p text:style-name="P13"/>
      <text:p text:style-name="P13"/>
      <text:p text:style-name="P13"><text:tab/><text:tab/><text:tab/><text:tab/><text:tab/><text:tab/><text:tab/><text:tab/>…........…..…………………..……….…</text:p>
      <text:p text:style-name="P19"><text:tab/><text:tab/> <text:s text:c="6"/><text:tab/><text:tab/><text:tab/><text:tab/><text:tab/><text:tab/><text:tab/> <text:s text:c="6"/><text:tab/><text:tab/> <text:s text:c="5"/>Mgr. Jana Brabcová</text:p>
      <text:p text:style-name="P19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9"/>
      <text:p text:style-name="P19"/>
      <text:p text:style-name="P19"/>
      <text:p text:style-name="P19"/>
      <text:p text:style-name="P19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2"/>
      <text:p text:style-name="P32"/>
      <text:p text:style-name="P131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34"><draw:line text:anchor-type="paragraph" draw:z-index="2" draw:name="Tvar1" draw:style-name="gr1" draw:text-style-name="P146" svg:x1="0.535cm" svg:y1="0.083cm" svg:x2="20.402cm" svg:y2="0.155cm"><text:p/></draw:line></text:p>
      <text:p text:style-name="P4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70"/>
      <text:p text:style-name="P76">OSVĚDČENÍ</text:p>
      <text:p text:style-name="P139">O REKVALIFIKACI</text:p>
      <text:p text:style-name="P6">čísl<text:span text:style-name="T15">o: </text:span><text:span text:style-name="T16">AK/20</text:span><text:span text:style-name="T17">2</text:span><text:span text:style-name="T18">2</text:span><text:span text:style-name="T16">/0</text:span><text:span text:style-name="T19">42</text:span><text:span text:style-name="T20">8</text:span></text:p>
      <text:p text:style-name="P70"/>
      <text:p text:style-name="P27">po úspěšném ukončení vzdělávacího programu rekvalifikačního kurzu, podle vyhlášky MŠMT</text:p>
      <text:p text:style-name="P27">č. 176/2009 Sb., kterou se stanoví náležitosti žádosti o akreditaci vzdělávacího programu,</text:p>
      <text:p text:style-name="P27">organizace vzdělávání v rekvalifikačním zařízení a způsob jeho ukončení.</text:p>
      <text:p text:style-name="P46"/>
      <text:p text:style-name="P99">Vasylyna Hryhorchuk</text:p>
      <text:p text:style-name="P70"/>
      <text:p text:style-name="P94"><text:span text:style-name="T3">n</text:span>arozen/<text:span text:style-name="T27">a</text:span> <text:span text:style-name="T28">14. 1. 1996, Ukrajina</text:span></text:p>
      <text:p text:style-name="P82"/>
      <text:p text:style-name="P107"><text:span text:style-name="T5"><text:tab/> <text:s text:c="2"/></text:span><text:span text:style-name="Standardní_20_písmo_20_odstavce"><text:span text:style-name="T8">absolvoval/</text:span></text:span><text:span text:style-name="Standardní_20_písmo_20_odstavce"><text:span text:style-name="T9">a</text:span></text:span><text:span text:style-name="Standardní_20_písmo_20_odstavce"><text:span text:style-name="T8"> rekvalifikační program:</text:span></text:span><text:span text:style-name="Standardní_20_písmo_20_odstavce"><text:span text:style-name="T11"> </text:span></text:span><text:span text:style-name="Standardní_20_písmo_20_odstavce"><text:span text:style-name="T12">Český jazyk pro cizince - základní kurz</text:span></text:span></text:p>
      <text:p text:style-name="P18"/>
      <text:p text:style-name="P107"><text:span text:style-name="Standardní_20_písmo_20_odstavce"><text:span text:style-name="T8"><text:tab/> <text:s text:c="2"/>pro pracovní činnost: <text:s/></text:span></text:span><text:span text:style-name="Standardní_20_písmo_20_odstavce"><text:span text:style-name="T11"><text:s/></text:span></text:span><text:span text:style-name="Standardní_20_písmo_20_odstavce"><text:span text:style-name="T12">Český jazyk pro cizince - základní kurz</text:span></text:span></text:p>
      <text:p text:style-name="P18"/>
      <text:p text:style-name="P18"><text:tab/> <text:s text:c="2"/>Kurz proběhl v období od 22. 8. 2022 – 7. 9. 2022</text:p>
      <text:p text:style-name="P18"/>
      <text:p text:style-name="P18"><text:tab/> <text:s text:c="2"/>V rozsahu<text:tab/> <text:tab/> <text:s text:c="3"/>- na teorii <text:s/><text:tab/><text:tab/><text:tab/><text:tab/><text:span text:style-name="T23">6</text:span>0 vyučovacích hodin</text:p>
      <text:p text:style-name="P18"><text:tab/><text:tab/><text:tab/><text:tab/><text:tab/><text:tab/><text:tab/><text:tab/> <text:span text:style-name="T23">z toho <text:s text:c="2"/></text:span><text:span text:style-name="T34"><text:s text:c="2"/></text:span><text:span text:style-name="T23">0 distanční formou</text:span></text:p>
      <text:p text:style-name="P18"><text:tab/><text:tab/><text:tab/><text:tab/> <text:s text:c="3"/>- na praxi <text:tab/><text:tab/><text:tab/> <text:s text:c="13"/><text:span text:style-name="T34"><text:s text:c="2"/></text:span>0 hodin</text:p>
      <text:p text:style-name="P52"/>
      <text:p text:style-name="P64"><text:tab/> <text:s text:c="2"/><text:span text:style-name="T5">Vzdělávací program obsahoval tyto t</text:span><text:span text:style-name="T6">e</text:span><text:span text:style-name="T5">matické celky:<text:tab/><text:tab/><text:tab/><text:tab/> <text:s text:c="9"/><text:tab/><text:tab/> <text:s text:c="3"/></text:span><text:span text:style-name="Standardní_20_písmo_20_odstavce"><text:span text:style-name="T5">Teorie/Praxe</text:span></text:span></text:p>
      <text:p text:style-name="P64"><text:span text:style-name="Standardní_20_písmo_20_odstavce"><text:span text:style-name="T5"/></text:span></text:p>
      <text:p text:style-name="P127"><text:span text:style-name="T23">Osobní údaje, rodin</text:span><text:span text:style-name="T33">a<text:tab/><text:tab/> <text:s/></text:span><text:span text:style-name="T23">4</text:span> hod./0 hod.</text:p>
      <text:p text:style-name="P114"><text:span text:style-name="T23">Bydlení</text:span><text:tab/><text:span text:style-name="T33"><text:tab/></text:span> <text:s/><text:span text:style-name="T23">2</text:span> hod./0 hod.</text:p>
      <text:p text:style-name="P114"><text:span text:style-name="T23">Stravování</text:span><text:tab/><text:tab/> <text:s/><text:span text:style-name="T23">2</text:span> hod./0 hod.</text:p>
      <text:p text:style-name="P114"><text:span text:style-name="T23">Denní režim</text:span><text:tab/><text:tab/> <text:s/><text:span text:style-name="T23">2</text:span> hod./0 hod.</text:p>
      <text:p text:style-name="P114"><text:span text:style-name="T23">Volný čas</text:span><text:tab/><text:tab/> <text:s/><text:span text:style-name="T23">3</text:span><text:span text:style-name="T33"> </text:span>hod./0 hod.</text:p>
      <text:p text:style-name="P114"><text:span text:style-name="T23">Práce</text:span><text:tab/><text:tab/> <text:s/><text:span text:style-name="T23">6</text:span> hod./0 hod.</text:p>
      <text:p text:style-name="P120"><text:span text:style-name="T24">Péče o zdraví, zdravotní pojištění</text:span><text:tab/><text:tab/> <text:s/><text:span text:style-name="T26">8</text:span> hod./0 hod.</text:p>
      <text:p text:style-name="P120"><text:span text:style-name="T23">Nakupování a služby</text:span><text:tab/><text:tab/> <text:s/><text:span text:style-name="T26">8</text:span><text:span text:style-name="T33"> </text:span>hod./0 hod.</text:p>
      <text:p text:style-name="P120"><text:span text:style-name="T23">Cestování</text:span><text:tab/><text:tab/> <text:s/><text:span text:style-name="T33">5</text:span> hod./0 hod.</text:p>
      <text:p text:style-name="P120"><text:span text:style-name="T25">Vzdělávání</text:span><text:tab/><text:tab/> <text:s/><text:span text:style-name="T33">3</text:span> hod./0 hod.</text:p>
      <text:p text:style-name="P120"><text:span text:style-name="T23">Styk s úřady</text:span><text:tab/><text:tab/> <text:s/><text:span text:style-name="T33">5 </text:span>hod./0 hod.</text:p>
      <text:p text:style-name="P120"><text:span text:style-name="T24">Styk s policií a složkami záchranného systému</text:span><text:tab/><text:tab/> <text:s/><text:span text:style-name="T33">1</text:span> hod./0 hod.</text:p>
      <text:p text:style-name="P120"><text:span text:style-name="T24">Okolní prostředí a příroda</text:span><text:tab/><text:tab/> <text:s/><text:span text:style-name="T33">1</text:span> hod./0 hod.</text:p>
      <text:p text:style-name="P124">Kontakt s majoritní společností<text:tab/><text:tab/> <text:s/><text:span text:style-name="T33">10</text:span> hod./0 hod</text:p>
      <text:p text:style-name="P58"><text:s/></text:p>
      <text:p text:style-name="P107"><text:span text:style-name="Standardní_20_písmo_20_odstavce"><text:span text:style-name="T7"><text:tab/></text:span></text:span><text:span text:style-name="Standardní_20_písmo_20_odstavce"><text:span text:style-name="T14"> </text:span></text:span><text:span text:style-name="Standardní_20_písmo_20_odstavce"><text:span text:style-name="T13"><text:s text:c="2"/>Jmenovaný/á vykonal/la úspěšně závěrečné zkoušky dne: 7. 9. 2022</text:span></text:span></text:p>
      <text:p text:style-name="P88"/>
      <text:p text:style-name="P107"><text:span text:style-name="T5"><text:tab/> <text:s text:c="2"/></text:span><text:span text:style-name="Standardní_20_písmo_20_odstavce"><text:span text:style-name="T8">V Plzni dne <text:s/>7. 9. 2022</text:span></text:span></text:p>
      <text:p text:style-name="P107"><text:span text:style-name="Standardní_20_písmo_20_odstavce"><text:span text:style-name="T8"/></text:span></text:p>
      <text:p text:style-name="P12"/>
      <text:p text:style-name="P12"/>
      <text:p text:style-name="P12"><text:tab/><text:tab/><text:tab/><text:tab/><text:tab/><text:tab/><text:tab/><text:tab/>…........…..…………………..……….…</text:p>
      <text:p text:style-name="P18"><text:tab/><text:tab/> <text:s text:c="6"/><text:tab/><text:tab/><text:tab/><text:tab/><text:tab/><text:tab/><text:tab/> <text:s text:c="6"/><text:tab/><text:tab/> <text:s text:c="5"/>Mgr. Jana Brabcová</text:p>
      <text:p text:style-name="P18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8"/>
      <text:p text:style-name="P18"/>
      <text:p text:style-name="P18"/>
      <text:p text:style-name="P18"/>
      <text:p text:style-name="P18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131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34"><draw:line text:anchor-type="paragraph" draw:z-index="3" draw:name="Tvar1" draw:style-name="gr1" draw:text-style-name="P146" svg:x1="0.535cm" svg:y1="0.083cm" svg:x2="20.402cm" svg:y2="0.155cm"><text:p/></draw:line></text:p>
      <text:p text:style-name="P4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70"/>
      <text:p text:style-name="P76">OSVĚDČENÍ</text:p>
      <text:p text:style-name="P139">O REKVALIFIKACI</text:p>
      <text:p text:style-name="P6">čísl<text:span text:style-name="T15">o: </text:span><text:span text:style-name="T16">AK/20</text:span><text:span text:style-name="T17">2</text:span><text:span text:style-name="T18">2</text:span><text:span text:style-name="T16">/0</text:span><text:span text:style-name="T19">42</text:span><text:span text:style-name="T20">9</text:span></text:p>
      <text:p text:style-name="P70"/>
      <text:p text:style-name="P27">po úspěšném ukončení vzdělávacího programu rekvalifikačního kurzu, podle vyhlášky MŠMT</text:p>
      <text:p text:style-name="P27">č. 176/2009 Sb., kterou se stanoví náležitosti žádosti o akreditaci vzdělávacího programu,</text:p>
      <text:p text:style-name="P27">organizace vzdělávání v rekvalifikačním zařízení a způsob jeho ukončení.</text:p>
      <text:p text:style-name="P46"/>
      <text:p text:style-name="P99">Karina Dytiatkina</text:p>
      <text:p text:style-name="P70"/>
      <text:p text:style-name="P94"><text:span text:style-name="T3">n</text:span>arozen/<text:span text:style-name="T27">a</text:span> <text:span text:style-name="T28">22. 2. 2005, Ukrajina</text:span></text:p>
      <text:p text:style-name="P82"/>
      <text:p text:style-name="P107"><text:span text:style-name="T5"><text:tab/> <text:s text:c="2"/></text:span><text:span text:style-name="Standardní_20_písmo_20_odstavce"><text:span text:style-name="T8">absolvoval/</text:span></text:span><text:span text:style-name="Standardní_20_písmo_20_odstavce"><text:span text:style-name="T9">a</text:span></text:span><text:span text:style-name="Standardní_20_písmo_20_odstavce"><text:span text:style-name="T8"> rekvalifikační program:</text:span></text:span><text:span text:style-name="Standardní_20_písmo_20_odstavce"><text:span text:style-name="T11"> </text:span></text:span><text:span text:style-name="Standardní_20_písmo_20_odstavce"><text:span text:style-name="T12">Český jazyk pro cizince - základní kurz</text:span></text:span></text:p>
      <text:p text:style-name="P18"/>
      <text:p text:style-name="P107"><text:span text:style-name="Standardní_20_písmo_20_odstavce"><text:span text:style-name="T8"><text:tab/> <text:s text:c="2"/>pro pracovní činnost: <text:s/></text:span></text:span><text:span text:style-name="Standardní_20_písmo_20_odstavce"><text:span text:style-name="T11"><text:s/></text:span></text:span><text:span text:style-name="Standardní_20_písmo_20_odstavce"><text:span text:style-name="T12">Český jazyk pro cizince - základní kurz</text:span></text:span></text:p>
      <text:p text:style-name="P18"/>
      <text:p text:style-name="P18"><text:tab/> <text:s text:c="2"/>Kurz proběhl v období od 22. 8. 2022 – 7. 9. 2022</text:p>
      <text:p text:style-name="P18"/>
      <text:p text:style-name="P18"><text:tab/> <text:s text:c="2"/>V rozsahu<text:tab/> <text:tab/> <text:s text:c="3"/>- na teorii <text:s/><text:tab/><text:tab/><text:tab/><text:tab/><text:span text:style-name="T23">6</text:span>0 vyučovacích hodin</text:p>
      <text:p text:style-name="P18"><text:tab/><text:tab/><text:tab/><text:tab/><text:tab/><text:tab/><text:tab/><text:tab/> <text:span text:style-name="T23">z toho <text:s text:c="2"/></text:span><text:span text:style-name="T34"><text:s text:c="2"/></text:span><text:span text:style-name="T23">0 distanční formou</text:span></text:p>
      <text:p text:style-name="P18"><text:tab/><text:tab/><text:tab/><text:tab/> <text:s text:c="3"/>- na praxi <text:tab/><text:tab/><text:tab/> <text:s text:c="13"/><text:span text:style-name="T34"><text:s text:c="2"/></text:span>0 hodin</text:p>
      <text:p text:style-name="P52"/>
      <text:p text:style-name="P64"><text:tab/> <text:s text:c="2"/><text:span text:style-name="T5">Vzdělávací program obsahoval tyto t</text:span><text:span text:style-name="T6">e</text:span><text:span text:style-name="T5">matické celky:<text:tab/><text:tab/><text:tab/><text:tab/> <text:s text:c="9"/><text:tab/><text:tab/> <text:s text:c="3"/></text:span><text:span text:style-name="Standardní_20_písmo_20_odstavce"><text:span text:style-name="T5">Teorie/Praxe</text:span></text:span></text:p>
      <text:p text:style-name="P82"><text:s/><text:tab/><text:tab/><text:tab/><text:tab/> <text:s text:c="62"/></text:p>
      <text:p text:style-name="P127"><text:span text:style-name="T23">Osobní údaje, rodin</text:span><text:span text:style-name="T33">a<text:tab/><text:tab/> <text:s/></text:span><text:span text:style-name="T23">4</text:span> hod./0 hod.</text:p>
      <text:p text:style-name="P114"><text:span text:style-name="T23">Bydlení</text:span><text:tab/><text:span text:style-name="T33"><text:tab/></text:span> <text:s/><text:span text:style-name="T23">2</text:span> hod./0 hod.</text:p>
      <text:p text:style-name="P114"><text:span text:style-name="T23">Stravování</text:span><text:tab/><text:tab/> <text:s/><text:span text:style-name="T23">2</text:span> hod./0 hod.</text:p>
      <text:p text:style-name="P114"><text:span text:style-name="T23">Denní režim</text:span><text:tab/><text:tab/> <text:s/><text:span text:style-name="T23">2</text:span> hod./0 hod.</text:p>
      <text:p text:style-name="P114"><text:span text:style-name="T23">Volný čas</text:span><text:tab/><text:tab/> <text:s/><text:span text:style-name="T23">3</text:span><text:span text:style-name="T33"> </text:span>hod./0 hod.</text:p>
      <text:p text:style-name="P114"><text:span text:style-name="T23">Práce</text:span><text:tab/><text:tab/> <text:s/><text:span text:style-name="T23">6</text:span> hod./0 hod.</text:p>
      <text:p text:style-name="P120"><text:span text:style-name="T24">Péče o zdraví, zdravotní pojištění</text:span><text:tab/><text:tab/> <text:s/><text:span text:style-name="T26">8</text:span> hod./0 hod.</text:p>
      <text:p text:style-name="P120"><text:span text:style-name="T23">Nakupování a služby</text:span><text:tab/><text:tab/> <text:s/><text:span text:style-name="T26">8</text:span><text:span text:style-name="T33"> </text:span>hod./0 hod.</text:p>
      <text:p text:style-name="P120"><text:span text:style-name="T23">Cestování</text:span><text:tab/><text:tab/> <text:s/><text:span text:style-name="T33">5</text:span> hod./0 hod.</text:p>
      <text:p text:style-name="P120"><text:span text:style-name="T25">Vzdělávání</text:span><text:tab/><text:tab/> <text:s/><text:span text:style-name="T33">3</text:span> hod./0 hod.</text:p>
      <text:p text:style-name="P120"><text:span text:style-name="T23">Styk s úřady</text:span><text:tab/><text:tab/> <text:s/><text:span text:style-name="T33">5 </text:span>hod./0 hod.</text:p>
      <text:p text:style-name="P120"><text:span text:style-name="T24">Styk s policií a složkami záchranného systému</text:span><text:tab/><text:tab/> <text:s/><text:span text:style-name="T33">1</text:span> hod./0 hod.</text:p>
      <text:p text:style-name="P120"><text:span text:style-name="T24">Okolní prostředí a příroda</text:span><text:tab/><text:tab/> <text:s/><text:span text:style-name="T33">1</text:span> hod./0 hod.</text:p>
      <text:p text:style-name="P124">Kontakt s majoritní společností<text:tab/><text:tab/> <text:s/><text:span text:style-name="T33">10</text:span> hod./0 hod</text:p>
      <text:p text:style-name="P60"><text:span text:style-name="T5"><text:s/></text:span><text:s/></text:p>
      <text:p text:style-name="P107"><text:span text:style-name="Standardní_20_písmo_20_odstavce"><text:span text:style-name="T7"><text:tab/></text:span></text:span><text:span text:style-name="Standardní_20_písmo_20_odstavce"><text:span text:style-name="T14"> </text:span></text:span><text:span text:style-name="Standardní_20_písmo_20_odstavce"><text:span text:style-name="T13"><text:s text:c="2"/>Jmenovaný/á vykonal/la úspěšně závěrečné zkoušky dne: 7. 9. 2022</text:span></text:span></text:p>
      <text:p text:style-name="P88"/>
      <text:p text:style-name="P107"><text:span text:style-name="T5"><text:tab/> <text:s text:c="2"/></text:span><text:span text:style-name="Standardní_20_písmo_20_odstavce"><text:span text:style-name="T8">V Plzni dne <text:s/>7. 9. 2022</text:span></text:span></text:p>
      <text:p text:style-name="P107"><text:span text:style-name="Standardní_20_písmo_20_odstavce"><text:span text:style-name="T8"/></text:span></text:p>
      <text:p text:style-name="P12"/>
      <text:p text:style-name="P12"/>
      <text:p text:style-name="P12"><text:tab/><text:tab/><text:tab/><text:tab/><text:tab/><text:tab/><text:tab/><text:tab/>…........…..…………………..……….…</text:p>
      <text:p text:style-name="P18"><text:tab/><text:tab/> <text:s text:c="6"/><text:tab/><text:tab/><text:tab/><text:tab/><text:tab/><text:tab/><text:tab/> <text:s text:c="6"/><text:tab/><text:tab/> <text:s text:c="5"/>Mgr. Jana Brabcová</text:p>
      <text:p text:style-name="P18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8"/>
      <text:p text:style-name="P18"/>
      <text:p text:style-name="P18"/>
      <text:p text:style-name="P18"/>
      <text:p text:style-name="P18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131"/>
      <text:p text:style-name="P131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34"><draw:line text:anchor-type="paragraph" draw:z-index="4" draw:name="Tvar1" draw:style-name="gr1" draw:text-style-name="P146" svg:x1="0.535cm" svg:y1="0.083cm" svg:x2="20.402cm" svg:y2="0.155cm"><text:p/></draw:line></text:p>
      <text:p text:style-name="P4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70"/>
      <text:p text:style-name="P76">OSVĚDČENÍ</text:p>
      <text:p text:style-name="P139">O REKVALIFIKACI</text:p>
      <text:p text:style-name="P6">čísl<text:span text:style-name="T15">o: </text:span><text:span text:style-name="T16">AK/20</text:span><text:span text:style-name="T17">2</text:span><text:span text:style-name="T18">2</text:span><text:span text:style-name="T16">/0</text:span><text:span text:style-name="T19">4</text:span><text:span text:style-name="T20">30</text:span></text:p>
      <text:p text:style-name="P70"/>
      <text:p text:style-name="P27">po úspěšném ukončení vzdělávacího programu rekvalifikačního kurzu, podle vyhlášky MŠMT</text:p>
      <text:p text:style-name="P27">č. 176/2009 Sb., kterou se stanoví náležitosti žádosti o akreditaci vzdělávacího programu,</text:p>
      <text:p text:style-name="P27">organizace vzdělávání v rekvalifikačním zařízení a způsob jeho ukončení.</text:p>
      <text:p text:style-name="P46"/>
      <text:p text:style-name="P99">Maksym S<text:span text:style-name="T35">y</text:span>rota</text:p>
      <text:p text:style-name="P70"/>
      <text:p text:style-name="P94"><text:span text:style-name="T3">n</text:span>arozen/<text:span text:style-name="T27">a</text:span> <text:span text:style-name="T28">14. 9. 2006, Ukrajina</text:span></text:p>
      <text:p text:style-name="P82"/>
      <text:p text:style-name="P107"><text:span text:style-name="T5"><text:tab/> <text:s text:c="2"/></text:span><text:span text:style-name="Standardní_20_písmo_20_odstavce"><text:span text:style-name="T8">absolvoval/</text:span></text:span><text:span text:style-name="Standardní_20_písmo_20_odstavce"><text:span text:style-name="T9">a</text:span></text:span><text:span text:style-name="Standardní_20_písmo_20_odstavce"><text:span text:style-name="T8"> rekvalifikační program:</text:span></text:span><text:span text:style-name="Standardní_20_písmo_20_odstavce"><text:span text:style-name="T11"> </text:span></text:span><text:span text:style-name="Standardní_20_písmo_20_odstavce"><text:span text:style-name="T12">Český jazyk pro cizince - základní kurz</text:span></text:span></text:p>
      <text:p text:style-name="P18"/>
      <text:p text:style-name="P107"><text:span text:style-name="Standardní_20_písmo_20_odstavce"><text:span text:style-name="T8"><text:tab/> <text:s text:c="2"/>pro pracovní činnost: <text:s/></text:span></text:span><text:span text:style-name="Standardní_20_písmo_20_odstavce"><text:span text:style-name="T11"><text:s/></text:span></text:span><text:span text:style-name="Standardní_20_písmo_20_odstavce"><text:span text:style-name="T12">Český jazyk pro cizince - základní kurz</text:span></text:span></text:p>
      <text:p text:style-name="P18"/>
      <text:p text:style-name="P18"><text:tab/> <text:s text:c="2"/>Kurz proběhl v období od 22. 8. 2022 – 7. 9. 2022</text:p>
      <text:p text:style-name="P18"/>
      <text:p text:style-name="P18"><text:tab/> <text:s text:c="2"/>V rozsahu<text:tab/> <text:tab/> <text:s text:c="3"/>- na teorii <text:s/><text:tab/><text:tab/><text:tab/><text:tab/><text:span text:style-name="T23">6</text:span>0 vyučovacích hodin</text:p>
      <text:p text:style-name="P18"><text:tab/><text:tab/><text:tab/><text:tab/><text:tab/><text:tab/><text:tab/><text:tab/> <text:span text:style-name="T23">z toho <text:s text:c="2"/></text:span><text:span text:style-name="T34"><text:s text:c="2"/></text:span><text:span text:style-name="T23">0 distanční formou</text:span></text:p>
      <text:p text:style-name="P18"><text:tab/><text:tab/><text:tab/><text:tab/> <text:s text:c="3"/>- na praxi <text:tab/><text:tab/><text:tab/> <text:s text:c="13"/><text:span text:style-name="T34"><text:s text:c="2"/></text:span>0 hodin</text:p>
      <text:p text:style-name="P52"/>
      <text:p text:style-name="P64"><text:tab/> <text:s text:c="2"/><text:span text:style-name="T5">Vzdělávací program obsahoval tyto t</text:span><text:span text:style-name="T6">e</text:span><text:span text:style-name="T5">matické celky:<text:tab/><text:tab/><text:tab/><text:tab/> <text:s text:c="9"/><text:tab/><text:tab/> <text:s text:c="3"/></text:span><text:span text:style-name="Standardní_20_písmo_20_odstavce"><text:span text:style-name="T5">Teorie/Praxe</text:span></text:span></text:p>
      <text:p text:style-name="P82"><text:s/><text:tab/><text:tab/><text:tab/><text:tab/> <text:s text:c="61"/></text:p>
      <text:p text:style-name="P127"><text:span text:style-name="T23">Osobní údaje, rodin</text:span><text:span text:style-name="T33">a<text:tab/><text:tab/> <text:s/></text:span><text:span text:style-name="T23">4</text:span> hod./0 hod.</text:p>
      <text:p text:style-name="P114"><text:span text:style-name="T23">Bydlení</text:span><text:tab/><text:span text:style-name="T33"><text:tab/></text:span> <text:s/><text:span text:style-name="T23">2</text:span> hod./0 hod.</text:p>
      <text:p text:style-name="P114"><text:span text:style-name="T23">Stravování</text:span><text:tab/><text:tab/> <text:s/><text:span text:style-name="T23">2</text:span> hod./0 hod.</text:p>
      <text:p text:style-name="P114"><text:span text:style-name="T23">Denní režim</text:span><text:tab/><text:tab/> <text:s/><text:span text:style-name="T23">2</text:span> hod./0 hod.</text:p>
      <text:p text:style-name="P114"><text:span text:style-name="T23">Volný čas</text:span><text:tab/><text:tab/> <text:s/><text:span text:style-name="T23">3</text:span><text:span text:style-name="T33"> </text:span>hod./0 hod.</text:p>
      <text:p text:style-name="P114"><text:span text:style-name="T23">Práce</text:span><text:tab/><text:tab/> <text:s/><text:span text:style-name="T23">6</text:span> hod./0 hod.</text:p>
      <text:p text:style-name="P120"><text:span text:style-name="T24">Péče o zdraví, zdravotní pojištění</text:span><text:tab/><text:tab/> <text:s/><text:span text:style-name="T26">8</text:span> hod./0 hod.</text:p>
      <text:p text:style-name="P120"><text:span text:style-name="T23">Nakupování a služby</text:span><text:tab/><text:tab/> <text:s/><text:span text:style-name="T26">8</text:span><text:span text:style-name="T33"> </text:span>hod./0 hod.</text:p>
      <text:p text:style-name="P120"><text:span text:style-name="T23">Cestování</text:span><text:tab/><text:tab/> <text:s/><text:span text:style-name="T33">5</text:span> hod./0 hod.</text:p>
      <text:p text:style-name="P120"><text:span text:style-name="T25">Vzdělávání</text:span><text:tab/><text:tab/> <text:s/><text:span text:style-name="T33">3</text:span> hod./0 hod.</text:p>
      <text:p text:style-name="P120"><text:span text:style-name="T23">Styk s úřady</text:span><text:tab/><text:tab/> <text:s/><text:span text:style-name="T33">5 </text:span>hod./0 hod.</text:p>
      <text:p text:style-name="P120"><text:span text:style-name="T24">Styk s policií a složkami záchranného systému</text:span><text:tab/><text:tab/> <text:s/><text:span text:style-name="T33">1</text:span> hod./0 hod.</text:p>
      <text:p text:style-name="P120"><text:span text:style-name="T24">Okolní prostředí a příroda</text:span><text:tab/><text:tab/> <text:s/><text:span text:style-name="T33">1</text:span> hod./0 hod.</text:p>
      <text:p text:style-name="P124">Kontakt s majoritní společností<text:tab/><text:tab/> <text:s/><text:span text:style-name="T33">10</text:span> hod./0 hod</text:p>
      <text:p text:style-name="P58"><text:s/></text:p>
      <text:p text:style-name="P107"><text:span text:style-name="Standardní_20_písmo_20_odstavce"><text:span text:style-name="T7"><text:tab/></text:span></text:span><text:span text:style-name="Standardní_20_písmo_20_odstavce"><text:span text:style-name="T14"> </text:span></text:span><text:span text:style-name="Standardní_20_písmo_20_odstavce"><text:span text:style-name="T13"><text:s text:c="2"/>Jmenovaný/á vykonal/la úspěšně závěrečné zkoušky dne: 7. 9. 2022</text:span></text:span></text:p>
      <text:p text:style-name="P88"/>
      <text:p text:style-name="P107"><text:span text:style-name="T5"><text:tab/> <text:s text:c="2"/></text:span><text:span text:style-name="Standardní_20_písmo_20_odstavce"><text:span text:style-name="T8">V Plzni dne <text:s/>7. 9. 2022</text:span></text:span></text:p>
      <text:p text:style-name="P107"><text:span text:style-name="Standardní_20_písmo_20_odstavce"><text:span text:style-name="T8"/></text:span></text:p>
      <text:p text:style-name="P12"/>
      <text:p text:style-name="P12"/>
      <text:p text:style-name="P12"><text:tab/><text:tab/><text:tab/><text:tab/><text:tab/><text:tab/><text:tab/><text:tab/>…........…..…………………..……….…</text:p>
      <text:p text:style-name="P18"><text:tab/><text:tab/> <text:s text:c="6"/><text:tab/><text:tab/><text:tab/><text:tab/><text:tab/><text:tab/><text:tab/> <text:s text:c="6"/><text:tab/><text:tab/> <text:s text:c="5"/>Mgr. Jana Brabcová</text:p>
      <text:p text:style-name="P18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8"/>
      <text:p text:style-name="P18"/>
      <text:p text:style-name="P18"/>
      <text:p text:style-name="P18"/>
      <text:p text:style-name="P18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131"/>
      <text:p text:style-name="P131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34"><draw:line text:anchor-type="paragraph" draw:z-index="5" draw:name="Tvar1" draw:style-name="gr1" draw:text-style-name="P146" svg:x1="0.535cm" svg:y1="0.083cm" svg:x2="20.402cm" svg:y2="0.155cm"><text:p/></draw:line></text:p>
      <text:p text:style-name="P4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70"/>
      <text:p text:style-name="P76">OSVĚDČENÍ</text:p>
      <text:p text:style-name="P139">O REKVALIFIKACI</text:p>
      <text:p text:style-name="P6">čísl<text:span text:style-name="T15">o: </text:span><text:span text:style-name="T16">AK/20</text:span><text:span text:style-name="T17">2</text:span><text:span text:style-name="T18">2</text:span><text:span text:style-name="T16">/0</text:span><text:span text:style-name="T19">43</text:span><text:span text:style-name="T20">1</text:span></text:p>
      <text:p text:style-name="P70"/>
      <text:p text:style-name="P27">po úspěšném ukončení vzdělávacího programu rekvalifikačního kurzu, podle vyhlášky MŠMT</text:p>
      <text:p text:style-name="P27">č. 176/2009 Sb., kterou se stanoví náležitosti žádosti o akreditaci vzdělávacího programu,</text:p>
      <text:p text:style-name="P27">organizace vzdělávání v rekvalifikačním zařízení a způsob jeho ukončení.</text:p>
      <text:p text:style-name="P46"/>
      <text:p text:style-name="P99">Svitlana Romanenko</text:p>
      <text:p text:style-name="P70"/>
      <text:p text:style-name="P94"><text:span text:style-name="T3">n</text:span>arozen/<text:span text:style-name="T27">a</text:span> <text:span text:style-name="T28">27. 11. 1979, Ukrajina</text:span></text:p>
      <text:p text:style-name="P82"/>
      <text:p text:style-name="P107"><text:span text:style-name="T5"><text:tab/> <text:s text:c="2"/></text:span><text:span text:style-name="Standardní_20_písmo_20_odstavce"><text:span text:style-name="T8">absolvoval/</text:span></text:span><text:span text:style-name="Standardní_20_písmo_20_odstavce"><text:span text:style-name="T9">a</text:span></text:span><text:span text:style-name="Standardní_20_písmo_20_odstavce"><text:span text:style-name="T8"> rekvalifikační program:</text:span></text:span><text:span text:style-name="Standardní_20_písmo_20_odstavce"><text:span text:style-name="T11"> </text:span></text:span><text:span text:style-name="Standardní_20_písmo_20_odstavce"><text:span text:style-name="T12">Český jazyk pro cizince - základní kurz</text:span></text:span></text:p>
      <text:p text:style-name="P18"/>
      <text:p text:style-name="P107"><text:span text:style-name="Standardní_20_písmo_20_odstavce"><text:span text:style-name="T8"><text:tab/> <text:s text:c="2"/>pro pracovní činnost: <text:s/></text:span></text:span><text:span text:style-name="Standardní_20_písmo_20_odstavce"><text:span text:style-name="T11"><text:s/></text:span></text:span><text:span text:style-name="Standardní_20_písmo_20_odstavce"><text:span text:style-name="T12">Český jazyk pro cizince - základní kurz</text:span></text:span></text:p>
      <text:p text:style-name="P18"/>
      <text:p text:style-name="P18"><text:tab/> <text:s text:c="2"/>Kurz proběhl v období od 22. 8. 2022 – 7. 9. 2022</text:p>
      <text:p text:style-name="P18"/>
      <text:p text:style-name="P18"><text:tab/> <text:s text:c="2"/>V rozsahu<text:tab/> <text:tab/> <text:s text:c="3"/>- na teorii <text:s/><text:tab/><text:tab/><text:tab/><text:tab/><text:span text:style-name="T23">6</text:span>0 vyučovacích hodin</text:p>
      <text:p text:style-name="P18"><text:tab/><text:tab/><text:tab/><text:tab/><text:tab/><text:tab/><text:tab/><text:tab/> <text:span text:style-name="T23">z toho <text:s text:c="2"/></text:span><text:span text:style-name="T34"><text:s text:c="2"/></text:span><text:span text:style-name="T23">0 distanční formou</text:span></text:p>
      <text:p text:style-name="P18"><text:tab/><text:tab/><text:tab/><text:tab/> <text:s text:c="3"/>- na praxi <text:tab/><text:tab/><text:tab/> <text:s text:c="11"/><text:span text:style-name="T34"><text:s text:c="2"/></text:span><text:s text:c="2"/>0 hodin</text:p>
      <text:p text:style-name="P52"/>
      <text:p text:style-name="P111"><text:span text:style-name="T7"><text:tab/> <text:s text:c="2"/></text:span><text:span text:style-name="T8">Vzdělávací program obsahoval tyto t</text:span><text:span text:style-name="T10">e</text:span><text:span text:style-name="T8">matické celky:<text:tab/><text:tab/><text:tab/><text:tab/> <text:s text:c="9"/><text:tab/><text:tab/> <text:s text:c="3"/></text:span><text:span text:style-name="Standardní_20_písmo_20_odstavce"><text:span text:style-name="T8">Teorie/Praxe</text:span></text:span></text:p>
      <text:p text:style-name="P128"/>
      <text:p text:style-name="P118"><text:span text:style-name="T23">Osobní údaje, rodin</text:span><text:span text:style-name="T33">a<text:tab/><text:tab/> <text:s/></text:span><text:span text:style-name="T23">4</text:span> hod./0 hod.</text:p>
      <text:p text:style-name="P115"><text:span text:style-name="T23">Bydlení</text:span><text:tab/><text:span text:style-name="T33"><text:tab/></text:span> <text:s/><text:span text:style-name="T23">2</text:span> hod./0 hod.</text:p>
      <text:p text:style-name="P115"><text:span text:style-name="T23">Stravování</text:span><text:tab/><text:tab/> <text:s/><text:span text:style-name="T23">2</text:span> hod./0 hod.</text:p>
      <text:p text:style-name="P115"><text:span text:style-name="T23">Denní režim</text:span><text:tab/><text:tab/> <text:s/><text:span text:style-name="T23">2</text:span> hod./0 hod.</text:p>
      <text:p text:style-name="P115"><text:span text:style-name="T23">Volný čas</text:span><text:tab/><text:tab/> <text:s/><text:span text:style-name="T23">3</text:span><text:span text:style-name="T33"> </text:span>hod./0 hod.</text:p>
      <text:p text:style-name="P115"><text:span text:style-name="T23">Práce</text:span><text:tab/><text:tab/> <text:s/><text:span text:style-name="T23">6</text:span> hod./0 hod.</text:p>
      <text:p text:style-name="P121"><text:span text:style-name="T24">Péče o zdraví, zdravotní pojištění</text:span><text:tab/><text:tab/> <text:s/><text:span text:style-name="T26">8</text:span> hod./0 hod.</text:p>
      <text:p text:style-name="P121"><text:span text:style-name="T23">Nakupování a služby</text:span><text:tab/><text:tab/> <text:s/><text:span text:style-name="T26">8</text:span><text:span text:style-name="T33"> </text:span>hod./0 hod.</text:p>
      <text:p text:style-name="P121"><text:span text:style-name="T23">Cestování</text:span><text:tab/><text:tab/> <text:s/><text:span text:style-name="T33">5</text:span> hod./0 hod.</text:p>
      <text:p text:style-name="P121"><text:span text:style-name="T25">Vzdělávání</text:span><text:tab/><text:tab/> <text:s/><text:span text:style-name="T33">3</text:span> hod./0 hod.</text:p>
      <text:p text:style-name="P121"><text:span text:style-name="T23">Styk s úřady</text:span><text:tab/><text:tab/> <text:s/><text:span text:style-name="T33">5 </text:span>hod./0 hod.</text:p>
      <text:p text:style-name="P121"><text:span text:style-name="T24">Styk s policií a složkami záchranného systému</text:span><text:tab/><text:tab/> <text:s/><text:span text:style-name="T33">1</text:span> hod./0 hod.</text:p>
      <text:p text:style-name="P121"><text:span text:style-name="T24">Okolní prostředí a příroda</text:span><text:tab/><text:tab/> <text:s/><text:span text:style-name="T33">1</text:span> hod./0 hod.</text:p>
      <text:p text:style-name="P125">Kontakt s majoritní společností<text:tab/><text:tab/> <text:s/><text:span text:style-name="T33">10</text:span> hod./0 hod</text:p>
      <text:p text:style-name="P111"><text:span text:style-name="Standardní_20_písmo_20_odstavce"><text:span text:style-name="T11"><text:s/></text:span></text:span><text:span text:style-name="T5"><text:s/><text:tab/> <text:s text:c="60"/></text:span><text:span text:style-name="T8"><text:s/></text:span></text:p>
      <text:p text:style-name="P107"><text:span text:style-name="Standardní_20_písmo_20_odstavce"><text:span text:style-name="T7"><text:tab/></text:span></text:span><text:span text:style-name="Standardní_20_písmo_20_odstavce"><text:span text:style-name="T14"> </text:span></text:span><text:span text:style-name="Standardní_20_písmo_20_odstavce"><text:span text:style-name="T13"><text:s text:c="2"/>Jmenovaný/á vykonal/la úspěšně závěrečné zkoušky dne: 7. 9. 2022</text:span></text:span></text:p>
      <text:p text:style-name="P88"/>
      <text:p text:style-name="P107"><text:span text:style-name="T5"><text:tab/> <text:s text:c="2"/></text:span><text:span text:style-name="Standardní_20_písmo_20_odstavce"><text:span text:style-name="T8">V Plzni dne <text:s/>7. 9. 2022</text:span></text:span></text:p>
      <text:p text:style-name="P107"><text:span text:style-name="Standardní_20_písmo_20_odstavce"><text:span text:style-name="T8"/></text:span></text:p>
      <text:p text:style-name="P12"/>
      <text:p text:style-name="P12"/>
      <text:p text:style-name="P12"><text:tab/><text:tab/><text:tab/><text:tab/><text:tab/><text:tab/><text:tab/><text:tab/>…........…..…………………..……….…</text:p>
      <text:p text:style-name="P18"><text:tab/><text:tab/> <text:s text:c="6"/><text:tab/><text:tab/><text:tab/><text:tab/><text:tab/><text:tab/><text:tab/> <text:s text:c="6"/><text:tab/><text:tab/> <text:s text:c="5"/>Mgr. Jana Brabcová</text:p>
      <text:p text:style-name="P18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8"/>
      <text:p text:style-name="P18"/>
      <text:p text:style-name="P18"/>
      <text:p text:style-name="P18"/>
      <text:p text:style-name="P18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131"/>
      <text:p text:style-name="P131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34"><draw:line text:anchor-type="paragraph" draw:z-index="6" draw:name="Tvar1" draw:style-name="gr1" draw:text-style-name="P146" svg:x1="0.535cm" svg:y1="0.083cm" svg:x2="20.402cm" svg:y2="0.155cm"><text:p/></draw:line></text:p>
      <text:p text:style-name="P4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70"/>
      <text:p text:style-name="P76">OSVĚDČENÍ</text:p>
      <text:p text:style-name="P139">O REKVALIFIKACI</text:p>
      <text:p text:style-name="P6">čísl<text:span text:style-name="T15">o: </text:span><text:span text:style-name="T16">AK/20</text:span><text:span text:style-name="T17">2</text:span><text:span text:style-name="T18">2</text:span><text:span text:style-name="T16">/0</text:span><text:span text:style-name="T19">43</text:span><text:span text:style-name="T20">2</text:span></text:p>
      <text:p text:style-name="P70"/>
      <text:p text:style-name="P27">po úspěšném ukončení vzdělávacího programu rekvalifikačního kurzu, podle vyhlášky MŠMT</text:p>
      <text:p text:style-name="P27">č. 176/2009 Sb., kterou se stanoví náležitosti žádosti o akreditaci vzdělávacího programu,</text:p>
      <text:p text:style-name="P27">organizace vzdělávání v rekvalifikačním zařízení a způsob jeho ukončení.</text:p>
      <text:p text:style-name="P46"/>
      <text:p text:style-name="P99">Amina Vasyleiko</text:p>
      <text:p text:style-name="P70"/>
      <text:p text:style-name="P94"><text:span text:style-name="T3">n</text:span>arozen/<text:span text:style-name="T27">a</text:span> <text:span text:style-name="T28">6. 12. 2004, Ukrajina</text:span></text:p>
      <text:p text:style-name="P82"/>
      <text:p text:style-name="P107"><text:span text:style-name="T5"><text:tab/> <text:s text:c="2"/></text:span><text:span text:style-name="Standardní_20_písmo_20_odstavce"><text:span text:style-name="T8">absolvoval/</text:span></text:span><text:span text:style-name="Standardní_20_písmo_20_odstavce"><text:span text:style-name="T9">a</text:span></text:span><text:span text:style-name="Standardní_20_písmo_20_odstavce"><text:span text:style-name="T8"> rekvalifikační program:</text:span></text:span><text:span text:style-name="Standardní_20_písmo_20_odstavce"><text:span text:style-name="T11"> </text:span></text:span><text:span text:style-name="Standardní_20_písmo_20_odstavce"><text:span text:style-name="T12">Český jazyk pro cizince - základní kurz</text:span></text:span></text:p>
      <text:p text:style-name="P18"/>
      <text:p text:style-name="P107"><text:span text:style-name="Standardní_20_písmo_20_odstavce"><text:span text:style-name="T8"><text:tab/> <text:s text:c="2"/>pro pracovní činnost: <text:s/></text:span></text:span><text:span text:style-name="Standardní_20_písmo_20_odstavce"><text:span text:style-name="T11"><text:s/></text:span></text:span><text:span text:style-name="Standardní_20_písmo_20_odstavce"><text:span text:style-name="T12">Český jazyk pro cizince - základní kurz</text:span></text:span></text:p>
      <text:p text:style-name="P18"/>
      <text:p text:style-name="P18"><text:tab/> <text:s text:c="2"/>Kurz proběhl v období od 22. 8. 2022 – 7. 9. 2022</text:p>
      <text:p text:style-name="P18"/>
      <text:p text:style-name="P18"><text:tab/> <text:s text:c="2"/>V rozsahu<text:tab/> <text:tab/> <text:s text:c="3"/>- na teorii <text:s/><text:tab/><text:tab/><text:tab/><text:tab/><text:span text:style-name="T23">6</text:span>0 vyučovacích hodin</text:p>
      <text:p text:style-name="P18"><text:tab/><text:tab/><text:tab/><text:tab/><text:tab/><text:tab/><text:tab/><text:tab/> <text:span text:style-name="T23">z toho <text:s text:c="2"/></text:span><text:span text:style-name="T34"><text:s/></text:span><text:span text:style-name="T23">0 distanční formou</text:span></text:p>
      <text:p text:style-name="P18"><text:tab/><text:tab/><text:tab/><text:tab/> <text:s text:c="3"/>- na praxi <text:tab/><text:tab/><text:tab/> <text:s text:c="13"/><text:span text:style-name="T34"><text:s/></text:span>0 hodin</text:p>
      <text:p text:style-name="P52"/>
      <text:p text:style-name="P64"><text:tab/> <text:s text:c="2"/><text:span text:style-name="T5">Vzdělávací program obsahoval tyto t</text:span><text:span text:style-name="T6">e</text:span><text:span text:style-name="T5">matické celky:<text:tab/><text:tab/><text:tab/><text:tab/> <text:s text:c="9"/><text:tab/><text:tab/> <text:s text:c="3"/></text:span><text:span text:style-name="Standardní_20_písmo_20_odstavce"><text:span text:style-name="T5">Teorie/Praxe</text:span></text:span></text:p>
      <text:p text:style-name="P82"><text:s/><text:tab/><text:tab/><text:tab/><text:tab/> <text:s text:c="62"/></text:p>
      <text:p text:style-name="P128"><text:span text:style-name="T23">Osobní údaje, rodin</text:span><text:span text:style-name="T33">a<text:tab/><text:tab/> <text:s/></text:span><text:span text:style-name="T23">4</text:span> hod./0 hod.</text:p>
      <text:p text:style-name="P115"><text:span text:style-name="T23">Bydlení</text:span><text:tab/><text:span text:style-name="T33"><text:tab/></text:span> <text:s/><text:span text:style-name="T23">2</text:span> hod./0 hod.</text:p>
      <text:p text:style-name="P115"><text:span text:style-name="T23">Stravování</text:span><text:tab/><text:tab/> <text:s/><text:span text:style-name="T23">2</text:span> hod./0 hod.</text:p>
      <text:p text:style-name="P115"><text:span text:style-name="T23">Denní režim</text:span><text:tab/><text:tab/> <text:s/><text:span text:style-name="T23">2</text:span> hod./0 hod.</text:p>
      <text:p text:style-name="P115"><text:span text:style-name="T23">Volný čas</text:span><text:tab/><text:tab/> <text:s/><text:span text:style-name="T23">3</text:span><text:span text:style-name="T33"> </text:span>hod./0 hod.</text:p>
      <text:p text:style-name="P115"><text:span text:style-name="T23">Práce</text:span><text:tab/><text:tab/> <text:s/><text:span text:style-name="T23">6</text:span> hod./0 hod.</text:p>
      <text:p text:style-name="P121"><text:span text:style-name="T24">Péče o zdraví, zdravotní pojištění</text:span><text:tab/><text:tab/> <text:s/><text:span text:style-name="T26">8</text:span> hod./0 hod.</text:p>
      <text:p text:style-name="P121"><text:span text:style-name="T23">Nakupování a služby</text:span><text:tab/><text:tab/> <text:s/><text:span text:style-name="T26">8</text:span><text:span text:style-name="T33"> </text:span>hod./0 hod.</text:p>
      <text:p text:style-name="P121"><text:span text:style-name="T23">Cestování</text:span><text:tab/><text:tab/> <text:s/><text:span text:style-name="T33">5</text:span> hod./0 hod.</text:p>
      <text:p text:style-name="P121"><text:span text:style-name="T25">Vzdělávání</text:span><text:tab/><text:tab/> <text:s/><text:span text:style-name="T33">3</text:span> hod./0 hod.</text:p>
      <text:p text:style-name="P121"><text:span text:style-name="T23">Styk s úřady</text:span><text:tab/><text:tab/> <text:s/><text:span text:style-name="T33">5 </text:span>hod./0 hod.</text:p>
      <text:p text:style-name="P121"><text:span text:style-name="T24">Styk s policií a složkami záchranného systému</text:span><text:tab/><text:tab/> <text:s/><text:span text:style-name="T33">1</text:span> hod./0 hod.</text:p>
      <text:p text:style-name="P121"><text:span text:style-name="T24">Okolní prostředí a příroda</text:span><text:tab/><text:tab/> <text:s/><text:span text:style-name="T33">1</text:span> hod./0 hod.</text:p>
      <text:p text:style-name="P125">Kontakt s majoritní společností<text:tab/><text:tab/> <text:s/><text:span text:style-name="T33">10</text:span> hod./0 hod</text:p>
      <text:p text:style-name="P25"><text:s/></text:p>
      <text:p text:style-name="P107"><text:span text:style-name="Standardní_20_písmo_20_odstavce"><text:span text:style-name="T7"><text:tab/></text:span></text:span><text:span text:style-name="Standardní_20_písmo_20_odstavce"><text:span text:style-name="T14"> </text:span></text:span><text:span text:style-name="Standardní_20_písmo_20_odstavce"><text:span text:style-name="T13"><text:s text:c="2"/>Jmenovaný/á vykonal/la úspěšně závěrečné zkoušky dne: 7. 9. 2022</text:span></text:span></text:p>
      <text:p text:style-name="P88"/>
      <text:p text:style-name="P107"><text:span text:style-name="T5"><text:tab/> <text:s text:c="2"/></text:span><text:span text:style-name="Standardní_20_písmo_20_odstavce"><text:span text:style-name="T8">V Plzni dne <text:s/>7. 9. 2022</text:span></text:span></text:p>
      <text:p text:style-name="P107"><text:span text:style-name="Standardní_20_písmo_20_odstavce"><text:span text:style-name="T8"/></text:span></text:p>
      <text:p text:style-name="P12"/>
      <text:p text:style-name="P12"/>
      <text:p text:style-name="P12"><text:tab/><text:tab/><text:tab/><text:tab/><text:tab/><text:tab/><text:tab/><text:tab/>…........…..…………………..……….…</text:p>
      <text:p text:style-name="P18"><text:tab/><text:tab/> <text:s text:c="6"/><text:tab/><text:tab/><text:tab/><text:tab/><text:tab/><text:tab/><text:tab/> <text:s text:c="6"/><text:tab/><text:tab/> <text:s text:c="5"/>Mgr. Jana Brabcová</text:p>
      <text:p text:style-name="P18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8"/>
      <text:p text:style-name="P18"/>
      <text:p text:style-name="P18"/>
      <text:p text:style-name="P18"/>
      <text:p text:style-name="P18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svedceni_5f_kurzy_5f_2017_5f_bez_5f_letopoctu_5f_bez_5f_logA" draw:display-name="osvedceni_kurzy_2017_bez_letopoctu_bez_logA" xlink:href="Pictures/10000000000004A60000069446C0FA9585CEB83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ní_20_písmo_20_odstavce" style:display-name="Standardní písmo odstavc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osvedceni_5f_kurzy_5f_2017_5f_bez_5f_letopoctu_5f_bez_5f_logA" style:repeat="stretch" style:footnote-max-height="0cm">
        <style:background-image xlink:href="Pictures/10000000000004A60000069446C0FA9585CEB83F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osvedceni_5f_kurzy_5f_2017_5f_bez_5f_letopoctu_5f_bez_5f_logA" style:repeat="stretch" draw:background-size="bord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1T15:31:55.293000000</meta:creation-date>
    <dc:date>2022-10-20T14:03:04.667000000</dc:date>
    <meta:editing-duration>PT4H5M13S</meta:editing-duration>
    <meta:editing-cycles>40</meta:editing-cycles>
    <meta:generator>LibreOffice/7.0.4.2$Windows_X86_64 LibreOffice_project/dcf040e67528d9187c66b2379df5ea4407429775</meta:generator>
    <dc:creator>Fialová Marcela</dc:creator>
    <meta:document-statistic meta:table-count="0" meta:image-count="0" meta:object-count="0" meta:page-count="8" meta:paragraph-count="302" meta:word-count="1832" meta:character-count="14326" meta:non-whitespace-character-count="10219"/>
  </office:meta>
</office:document-meta>
</file>